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89f83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489f83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2303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2d24d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16def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1a9d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29bc6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231a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242f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29091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23b1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270db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27273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3182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3b1f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38575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3fa6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4b2a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55729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5ba0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5de6b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37b49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4bfb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5331e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4fdf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7c95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544b8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6189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5fac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801ea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67318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87d5e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8a268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dfb6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e56c9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dedc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6a0b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6e97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7550e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6f617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767c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780b9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7987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15718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f1979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eb95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11947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90aa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93eb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962e1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9776d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9869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1d39e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2b51a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318c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3387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2f1f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70659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7b1a5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27f5f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1d4c5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217d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865aa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8a545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8b7a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7b8b9b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8e40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7b19cb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7b224b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68981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3a1c9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6d55f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65e2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5dd77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5eee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60a6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3e84b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994f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797ec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99bb7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91e35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76ea6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76e8f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76a4db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7e499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7f4d2f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80ee7d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81334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f7fa9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ccf40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cdf4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d2c37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d7e4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c0109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c1f4b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f4db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e285b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eb05e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d3742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d7f08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eeeb9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f5e2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dc0c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f587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e79e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f791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d8a2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f7c79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fbed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7124ae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700735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7029d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707fa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70574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70afef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70e9e3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733ab2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7145a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728650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72a03c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73385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730a17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73536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726f02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73c70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7409b8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73fda9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748432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82826e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817797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81c66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75682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8cb350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8c34c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85e19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864ef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8571c5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84b99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8668f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86b0b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8d0d5b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8d308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888ea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87b1e2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88ab4e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7b41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88741c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79e4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8f85b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91c4a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09518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7fce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8922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88eb1b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89a49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87610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8a7a6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896169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89f64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8b247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8aab7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8ab6a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8b420f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8dcc25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8eaff4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8b737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8f0bf2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8f44d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8f5cc2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8f9d5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b6e6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b8cd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ba8f7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d4d93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f17bd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d8ebb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f200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defc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dcebe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e281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e8105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e0cba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f0c6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f360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f5a17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bc22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c0f4b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d5345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0dd62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0e87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1063b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1104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242e4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14c4c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168b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17e8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1660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232d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19d39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288b4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1d7d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b66e07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b65c78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b6867c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1bc6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7131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71b8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32ef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345d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374a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4880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41b7a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4286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64e8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790ae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530b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4ea1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4d8cb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5600f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536c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54d9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4dd46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49d02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6da3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bbb5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5e882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650f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647e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b8f6c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b7574d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b8e323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a8a4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a9aef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a1ed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ab135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a356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a821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3f44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37cc0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1194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2278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20909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5da8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b9560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b536d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b5624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b969c3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b57a3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76ace90" officeooo:paragraph-rsid="476ace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7e49934" officeooo:paragraph-rsid="47e499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77ca1d6" officeooo:paragraph-rsid="47a5e9c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77ca1d6" officeooo:paragraph-rsid="477ca1d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77ca1d6" officeooo:paragraph-rsid="478bc9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77ca1d6" officeooo:paragraph-rsid="4782b64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6d213bd" officeooo:paragraph-rsid="46d213b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6d213bd" officeooo:paragraph-rsid="46ec78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70afefd" officeooo:paragraph-rsid="470e9e3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fdd2e9" officeooo:paragraph-rsid="48fdd2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fdd2e9" officeooo:paragraph-rsid="4901ab0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9d2b5b" officeooo:paragraph-rsid="4a9da0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96f7bbc" officeooo:paragraph-rsid="497131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96f7bbc" officeooo:paragraph-rsid="49bbb5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96f7bbc" officeooo:paragraph-rsid="49bbf2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96f7bbc" officeooo:paragraph-rsid="49c201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96f7bbc" officeooo:paragraph-rsid="49c3e8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96f7bbc" officeooo:paragraph-rsid="4a5e882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9765375" officeooo:paragraph-rsid="497653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9765375" officeooo:paragraph-rsid="4976a6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9765375" officeooo:paragraph-rsid="498226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330b3c" officeooo:paragraph-rsid="4a36a20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330b3c" officeooo:paragraph-rsid="4a330b3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330b3c" officeooo:paragraph-rsid="4a39dd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34f441" officeooo:paragraph-rsid="4a34f4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4aac550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ab4d8c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aada0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ab861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ab6b99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aed8c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aedcd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4db2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ae8f2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aed8a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af26d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af3f40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1b4f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04ccd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1a34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2819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2d6b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339eb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2632e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4141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41ca9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45a5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358ac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3a82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37b31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3a4d9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3f65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3f3aa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b1dbb9" officeooo:paragraph-rsid="4ab861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4ad8a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4bb4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5164f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5f0e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94fdd29" officeooo:paragraph-rsid="4976a6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aada004" officeooo:paragraph-rsid="4b2819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aada004" officeooo:paragraph-rsid="4b31ef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aada004" officeooo:paragraph-rsid="4b41ca9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1" style:family="paragraph" style:parent-style-name="Standard" style:list-style-name="L1">
      <style:text-properties fo:color="#333333" style:font-name="Liberation Serif" fo:font-size="17pt" style:text-underline-style="none" fo:font-weight="bold" officeooo:rsid="362b5268" officeooo:paragraph-rsid="45691b60" style:font-name-asian="標楷體1" style:font-size-asian="17pt" style:language-asian="zh" style:country-asian="TW" style:font-weight-asian="bold" style:font-size-complex="17pt" style:font-weight-complex="bold"/>
    </style:style>
    <style:style style:name="P312" style:family="paragraph" style:parent-style-name="Standard" style:list-style-name="L1">
      <style:text-properties fo:color="#333333" style:font-name="Liberation Serif" fo:font-size="17pt" style:text-underline-style="none" fo:font-weight="bold" officeooo:rsid="362b5268" officeooo:paragraph-rsid="4568f0fa" style:font-name-asian="標楷體1" style:font-size-asian="17pt" style:language-asian="zh" style:country-asian="TW" style:font-weight-asian="bold" style:font-size-complex="17pt" style:font-weight-complex="bold"/>
    </style:style>
    <style:style style:name="P313" style:family="paragraph" style:parent-style-name="Standard" style:list-style-name="L1">
      <style:text-properties fo:color="#333333" style:font-name="Liberation Serif" fo:font-size="17pt" style:text-underline-style="none" fo:font-weight="bold" officeooo:rsid="362b5268" officeooo:paragraph-rsid="4516def4" style:font-name-asian="標楷體1" style:font-size-asian="17pt" style:language-asian="zh" style:country-asian="TW" style:font-weight-asian="bold" style:font-size-complex="17pt" style:font-weight-complex="bold"/>
    </style:style>
    <style:style style:name="P314" style:family="paragraph" style:parent-style-name="Standard" style:list-style-name="L1">
      <style:text-properties fo:color="#333333" style:font-name="Liberation Serif" fo:font-size="17pt" style:text-underline-style="none" fo:font-weight="bold" officeooo:rsid="362b5268" officeooo:paragraph-rsid="452e39d3" style:font-name-asian="標楷體1" style:font-size-asian="17pt" style:language-asian="zh" style:country-asian="TW" style:font-weight-asian="bold" style:font-size-complex="17pt" style:font-weight-complex="bold"/>
    </style:style>
    <style:style style:name="P315" style:family="paragraph" style:parent-style-name="Standard" style:list-style-name="L1">
      <style:text-properties fo:color="#1c1c1c" style:font-name="Liberation Serif" fo:font-size="17pt" style:text-underline-style="none" fo:font-weight="bold" officeooo:rsid="362b5268" officeooo:paragraph-rsid="45179a47" style:font-name-asian="標楷體1" style:font-size-asian="17pt" style:language-asian="zh" style:country-asian="TW" style:font-weight-asian="bold" style:font-size-complex="17pt" style:font-weight-complex="bold"/>
    </style:style>
    <style:style style:name="P31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9a56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9594b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70947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8b737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2c35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abdb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83ae4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a356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1ed7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ac550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1b93b9" officeooo:paragraph-rsid="46a0bb8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7987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908b2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90aa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6e81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75591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9034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8411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7e499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91e35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fbed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748432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8bfd3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8d277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888ea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a1ed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5b6ab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5bed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4" style:family="paragraph" style:parent-style-name="Standard" style:list-style-name="L1">
      <style:paragraph-properties fo:break-before="page"/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3b1f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text-position="super 58%" style:font-name="標楷體1" officeooo:rsid="45242fae"/>
    </style:style>
    <style:style style:name="T2" style:family="text">
      <style:text-properties style:text-position="super 58%" style:font-name="標楷體1" officeooo:rsid="46706591"/>
    </style:style>
    <style:style style:name="T3" style:family="text">
      <style:text-properties style:text-position="super 58%" style:font-name="標楷體1" officeooo:rsid="47e1ee0b" style:font-name-asian="標楷體1"/>
    </style:style>
    <style:style style:name="T4" style:family="text">
      <style:text-properties style:text-position="super 58%" style:font-name="標楷體1" officeooo:rsid="491063b8" style:font-name-asian="標楷體1"/>
    </style:style>
    <style:style style:name="T5" style:family="text">
      <style:text-properties style:text-position="super 58%" style:font-name="標楷體1" officeooo:rsid="4960e654" style:font-name-asian="標楷體1"/>
    </style:style>
    <style:style style:name="T6" style:family="text">
      <style:text-properties style:text-position="super 58%" style:font-name="標楷體1" officeooo:rsid="4960e654"/>
    </style:style>
    <style:style style:name="T7" style:family="text">
      <style:text-properties style:text-position="super 58%" style:font-name="標楷體1" officeooo:rsid="496da3e5"/>
    </style:style>
    <style:style style:name="T8" style:family="text">
      <style:text-properties style:text-position="super 58%" style:font-name="標楷體1" officeooo:rsid="4b57a3db"/>
    </style:style>
    <style:style style:name="T9" style:family="text">
      <style:text-properties style:text-position="super 58%" style:font-name="標楷體1" officeooo:rsid="4b969c3d"/>
    </style:style>
    <style:style style:name="T10" style:family="text">
      <style:text-properties style:text-outline="false" style:text-line-through-style="none" style:text-line-through-type="none" style:text-position="0% 100%" fo:font-style="normal" fo:text-shadow="none" style:font-style-asian="normal" style:font-name-complex="標楷體" style:text-emphasize="none"/>
    </style:style>
    <style:style style:name="T11" style:family="text">
      <style:text-properties style:text-outline="false" style:text-line-through-style="none" style:text-line-through-type="none" style:text-position="0% 100%" fo:font-style="normal" fo:text-shadow="none" officeooo:rsid="45184302" style:font-style-asian="normal" style:font-name-complex="標楷體" style:text-emphasize="none"/>
    </style:style>
    <style:style style:name="T12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style:font-style-asian="normal" style:font-name-complex="標楷體" style:text-emphasize="none"/>
    </style:style>
    <style:style style:name="T13" style:family="text">
      <style:text-properties style:text-outline="false" style:text-line-through-style="none" style:text-line-through-type="none" style:text-position="0% 100%" style:font-name="Arial1" fo:font-style="normal" fo:text-shadow="none" officeooo:rsid="45184302" style:font-name-asian="Arial1" style:font-style-asian="normal" style:font-name-complex="標楷體" style:text-emphasize="none"/>
    </style:style>
    <style:style style:name="T14" style:family="text">
      <style:text-properties officeooo:rsid="45184302"/>
    </style:style>
    <style:style style:name="T15" style:family="text">
      <style:text-properties officeooo:rsid="451a9d73"/>
    </style:style>
    <style:style style:name="T16" style:family="text">
      <style:text-properties officeooo:rsid="36f0a7c4"/>
    </style:style>
    <style:style style:name="T17" style:family="text">
      <style:text-properties style:font-name="標楷體1"/>
    </style:style>
    <style:style style:name="T18" style:family="text">
      <style:text-properties style:font-name="標楷體1" officeooo:rsid="45242fae"/>
    </style:style>
    <style:style style:name="T19" style:family="text">
      <style:text-properties style:font-name="標楷體1" style:font-name-asian="標楷體1"/>
    </style:style>
    <style:style style:name="T20" style:family="text">
      <style:text-properties style:font-name="標楷體1" officeooo:rsid="45270db9" style:font-name-asian="標楷體1"/>
    </style:style>
    <style:style style:name="T21" style:family="text">
      <style:text-properties style:font-name="標楷體1" officeooo:rsid="456a0b29" style:font-name-asian="標楷體1"/>
    </style:style>
    <style:style style:name="T22" style:family="text">
      <style:text-properties style:font-name="標楷體1" officeooo:rsid="456beca9" style:font-name-asian="標楷體1"/>
    </style:style>
    <style:style style:name="T23" style:family="text">
      <style:text-properties style:font-name="標楷體1" officeooo:rsid="4571296f" style:font-name-asian="標楷體1"/>
    </style:style>
    <style:style style:name="T24" style:family="text">
      <style:text-properties style:font-name="標楷體1" officeooo:rsid="4661a6f9" style:font-name-asian="標楷體1"/>
    </style:style>
    <style:style style:name="T25" style:family="text">
      <style:text-properties style:font-name="標楷體1" officeooo:rsid="46aaaba8" style:font-name-asian="標楷體1"/>
    </style:style>
    <style:style style:name="T26" style:family="text">
      <style:text-properties style:font-name="標楷體1" officeooo:rsid="46aeacfc" style:font-name-asian="標楷體1"/>
    </style:style>
    <style:style style:name="T27" style:family="text">
      <style:text-properties style:font-name="標楷體1" officeooo:rsid="46b99e70" style:font-name-asian="標楷體1"/>
    </style:style>
    <style:style style:name="T28" style:family="text">
      <style:text-properties style:font-name="標楷體1" officeooo:rsid="46c1f4b7" style:font-name-asian="標楷體1"/>
    </style:style>
    <style:style style:name="T29" style:family="text">
      <style:text-properties style:font-name="標楷體1" officeooo:rsid="46ccf407" style:font-name-asian="標楷體1"/>
    </style:style>
    <style:style style:name="T30" style:family="text">
      <style:text-properties style:font-name="標楷體1" officeooo:rsid="46cef991" style:font-name-asian="標楷體1"/>
    </style:style>
    <style:style style:name="T31" style:family="text">
      <style:text-properties style:font-name="標楷體1" officeooo:rsid="46d8a26a" style:font-name-asian="標楷體1"/>
    </style:style>
    <style:style style:name="T32" style:family="text">
      <style:text-properties style:font-name="標楷體1" officeooo:rsid="46e19a12" style:font-name-asian="標楷體1"/>
    </style:style>
    <style:style style:name="T33" style:family="text">
      <style:text-properties style:font-name="標楷體1" officeooo:rsid="46e4fdb5" style:font-name-asian="標楷體1"/>
    </style:style>
    <style:style style:name="T34" style:family="text">
      <style:text-properties style:font-name="標楷體1" officeooo:rsid="46e51e1b" style:font-name-asian="標楷體1"/>
    </style:style>
    <style:style style:name="T35" style:family="text">
      <style:text-properties style:font-name="標楷體1" officeooo:rsid="46eeeb9d" style:font-name-asian="標楷體1"/>
    </style:style>
    <style:style style:name="T36" style:family="text">
      <style:text-properties style:font-name="標楷體1" officeooo:rsid="46effd8b" style:font-name-asian="標楷體1"/>
    </style:style>
    <style:style style:name="T37" style:family="text">
      <style:text-properties style:font-name="標楷體1" officeooo:rsid="470e9e3a" style:font-name-asian="標楷體1"/>
    </style:style>
    <style:style style:name="T38" style:family="text">
      <style:text-properties style:font-name="標楷體1" officeooo:rsid="4712b5f1" style:font-name-asian="標楷體1"/>
    </style:style>
    <style:style style:name="T39" style:family="text">
      <style:text-properties style:font-name="標楷體1" officeooo:rsid="4713eab6" style:font-name-asian="標楷體1"/>
    </style:style>
    <style:style style:name="T40" style:family="text">
      <style:text-properties style:font-name="標楷體1" officeooo:rsid="47145a40" style:font-name-asian="標楷體1"/>
    </style:style>
    <style:style style:name="T41" style:family="text">
      <style:text-properties style:font-name="標楷體1" officeooo:rsid="4726f026" style:font-name-asian="標楷體1"/>
    </style:style>
    <style:style style:name="T42" style:family="text">
      <style:text-properties style:font-name="標楷體1" officeooo:rsid="472a03c2" style:font-name-asian="標楷體1"/>
    </style:style>
    <style:style style:name="T43" style:family="text">
      <style:text-properties style:font-name="標楷體1" officeooo:rsid="473fda92" style:font-name-asian="標楷體1"/>
    </style:style>
    <style:style style:name="T44" style:family="text">
      <style:text-properties style:font-name="標楷體1" officeooo:rsid="47409b80" style:font-name-asian="標楷體1"/>
    </style:style>
    <style:style style:name="T45" style:family="text">
      <style:text-properties style:font-name="標楷體1" officeooo:rsid="47c4b0c0" style:font-name-asian="標楷體1"/>
    </style:style>
    <style:style style:name="T46" style:family="text">
      <style:text-properties style:font-name="標楷體1" officeooo:rsid="47c84941" style:font-name-asian="標楷體1"/>
    </style:style>
    <style:style style:name="T47" style:family="text">
      <style:text-properties style:font-name="標楷體1" officeooo:rsid="47dd8a6d" style:font-name-asian="標楷體1"/>
    </style:style>
    <style:style style:name="T48" style:family="text">
      <style:text-properties style:font-name="標楷體1" officeooo:rsid="47df84fb" style:font-name-asian="標楷體1"/>
    </style:style>
    <style:style style:name="T49" style:family="text">
      <style:text-properties style:font-name="標楷體1" officeooo:rsid="47e1ee0b" style:font-name-asian="標楷體1"/>
    </style:style>
    <style:style style:name="T50" style:family="text">
      <style:text-properties style:font-name="標楷體1" officeooo:rsid="47e2f8bf" style:font-name-asian="標楷體1"/>
    </style:style>
    <style:style style:name="T51" style:family="text">
      <style:text-properties style:font-name="標楷體1" officeooo:rsid="47ee4ba4" style:font-name-asian="標楷體1"/>
    </style:style>
    <style:style style:name="T52" style:family="text">
      <style:text-properties style:font-name="標楷體1" officeooo:rsid="47eed5c2" style:font-name-asian="標楷體1"/>
    </style:style>
    <style:style style:name="T53" style:family="text">
      <style:text-properties style:font-name="標楷體1" officeooo:rsid="4839fbad" style:font-name-asian="標楷體1"/>
    </style:style>
    <style:style style:name="T54" style:family="text">
      <style:text-properties style:font-name="標楷體1" officeooo:rsid="48449713" style:font-name-asian="標楷體1"/>
    </style:style>
    <style:style style:name="T55" style:family="text">
      <style:text-properties style:font-name="標楷體1" officeooo:rsid="48c34cd8" style:font-name-asian="標楷體1"/>
    </style:style>
    <style:style style:name="T56" style:family="text">
      <style:text-properties style:font-name="標楷體1" officeooo:rsid="48f9d567" style:font-name-asian="標楷體1"/>
    </style:style>
    <style:style style:name="T57" style:family="text">
      <style:text-properties style:font-name="標楷體1" officeooo:rsid="362b5268" style:font-name-asian="標楷體1"/>
    </style:style>
    <style:style style:name="T58" style:family="text">
      <style:text-properties style:font-name="標楷體1" officeooo:rsid="49058388" style:font-name-asian="標楷體1"/>
    </style:style>
    <style:style style:name="T59" style:family="text">
      <style:text-properties style:font-name="標楷體1" officeooo:rsid="491063b8" style:font-name-asian="標楷體1"/>
    </style:style>
    <style:style style:name="T60" style:family="text">
      <style:text-properties style:font-name="標楷體1" officeooo:rsid="494fdd29" style:font-name-asian="標楷體1"/>
    </style:style>
    <style:style style:name="T61" style:family="text">
      <style:text-properties style:font-name="標楷體1" officeooo:rsid="4951d530" style:font-name-asian="標楷體1"/>
    </style:style>
    <style:style style:name="T62" style:family="text">
      <style:text-properties style:font-name="標楷體1" officeooo:rsid="49522b22" style:font-name-asian="標楷體1"/>
    </style:style>
    <style:style style:name="T63" style:family="text">
      <style:text-properties style:font-name="標楷體1" officeooo:rsid="49530bac" style:font-name-asian="標楷體1"/>
    </style:style>
    <style:style style:name="T64" style:family="text">
      <style:text-properties style:font-name="標楷體1" officeooo:rsid="497cbcf2" style:font-name-asian="標楷體1"/>
    </style:style>
    <style:style style:name="T65" style:family="text">
      <style:text-properties style:font-name="標楷體1" officeooo:rsid="497f31b4" style:font-name-asian="標楷體1"/>
    </style:style>
    <style:style style:name="T66" style:family="text">
      <style:text-properties style:font-name="標楷體1" officeooo:rsid="49a35660" style:font-name-asian="標楷體1"/>
    </style:style>
    <style:style style:name="T67" style:family="text">
      <style:text-properties style:font-name="標楷體1" officeooo:rsid="4a34f441" style:font-name-asian="標楷體1"/>
    </style:style>
    <style:style style:name="T68" style:family="text">
      <style:text-properties style:font-name="標楷體1" officeooo:rsid="496f7bbc" style:font-name-asian="標楷體1"/>
    </style:style>
    <style:style style:name="T69" style:family="text">
      <style:text-properties style:font-name="標楷體1" officeooo:rsid="4ab05865" style:font-name-asian="標楷體1"/>
    </style:style>
    <style:style style:name="T70" style:family="text">
      <style:text-properties style:font-name="標楷體1" officeooo:rsid="4ae8b1da" style:font-name-asian="標楷體1"/>
    </style:style>
    <style:style style:name="T71" style:family="text">
      <style:text-properties style:font-name="標楷體1" officeooo:rsid="4aeae601" style:font-name-asian="標楷體1"/>
    </style:style>
    <style:style style:name="T72" style:family="text">
      <style:text-properties style:font-name="標楷體1" officeooo:rsid="4aeae7eb" style:font-name-asian="標楷體1"/>
    </style:style>
    <style:style style:name="T73" style:family="text">
      <style:text-properties style:font-name="標楷體1" officeooo:rsid="4aeb34d7" style:font-name-asian="標楷體1"/>
    </style:style>
    <style:style style:name="T74" style:family="text">
      <style:text-properties style:font-name="標楷體1" officeooo:rsid="4aeb9eb5" style:font-name-asian="標楷體1"/>
    </style:style>
    <style:style style:name="T75" style:family="text">
      <style:text-properties style:font-name="標楷體1" officeooo:rsid="4aed8a3e" style:font-name-asian="標楷體1"/>
    </style:style>
    <style:style style:name="T76" style:family="text">
      <style:text-properties style:font-name="標楷體1" officeooo:rsid="4aed8cac" style:font-name-asian="標楷體1"/>
    </style:style>
    <style:style style:name="T77" style:family="text">
      <style:text-properties style:font-name="標楷體1" officeooo:rsid="4af3f40d" style:font-name-asian="標楷體1"/>
    </style:style>
    <style:style style:name="T78" style:family="text">
      <style:text-properties style:font-name="標楷體1" officeooo:rsid="4af9990b" style:font-name-asian="標楷體1"/>
    </style:style>
    <style:style style:name="T79" style:family="text">
      <style:text-properties style:font-name="標楷體1" officeooo:rsid="4afadb9f" style:font-name-asian="標楷體1"/>
    </style:style>
    <style:style style:name="T80" style:family="text">
      <style:text-properties style:font-name="標楷體1" officeooo:rsid="4aff9c3d" style:font-name-asian="標楷體1"/>
    </style:style>
    <style:style style:name="T81" style:family="text">
      <style:text-properties style:font-name="標楷體1" officeooo:rsid="4b04ccdd" style:font-name-asian="標楷體1"/>
    </style:style>
    <style:style style:name="T82" style:family="text">
      <style:text-properties style:font-name="標楷體1" officeooo:rsid="4b196553" style:font-name-asian="標楷體1"/>
    </style:style>
    <style:style style:name="T83" style:family="text">
      <style:text-properties style:font-name="標楷體1" officeooo:rsid="4b1a34ff" style:font-name-asian="標楷體1"/>
    </style:style>
    <style:style style:name="T84" style:family="text">
      <style:text-properties style:font-name="標楷體1" officeooo:rsid="4b1ea214" style:font-name-asian="標楷體1"/>
    </style:style>
    <style:style style:name="T85" style:family="text">
      <style:text-properties style:font-name="標楷體1" officeooo:rsid="4b21d5de" style:font-name-asian="標楷體1"/>
    </style:style>
    <style:style style:name="T86" style:family="text">
      <style:text-properties style:font-name="標楷體1" officeooo:rsid="4b2ee462" style:font-name-asian="標楷體1"/>
    </style:style>
    <style:style style:name="T87" style:family="text">
      <style:text-properties style:font-name="標楷體1" officeooo:rsid="4b3c4d64" style:font-name-asian="標楷體1"/>
    </style:style>
    <style:style style:name="T88" style:family="text">
      <style:text-properties style:font-name="標楷體1" officeooo:rsid="4b531256" style:font-name-asian="標楷體1"/>
    </style:style>
    <style:style style:name="T89" style:family="text">
      <style:text-properties style:font-name="標楷體1" officeooo:rsid="4b536d71" style:font-name-asian="標楷體1"/>
    </style:style>
    <style:style style:name="T90" style:family="text">
      <style:text-properties style:font-name="標楷體1" officeooo:rsid="4b555047" style:font-name-asian="標楷體1"/>
    </style:style>
    <style:style style:name="T91" style:family="text">
      <style:text-properties style:font-name="標楷體1" officeooo:rsid="4b57a3db" style:font-name-asian="標楷體1"/>
    </style:style>
    <style:style style:name="T92" style:family="text">
      <style:text-properties style:font-name="標楷體1" officeooo:rsid="4b969c3d" style:font-name-asian="標楷體1"/>
    </style:style>
    <style:style style:name="T93" style:family="text">
      <style:text-properties style:font-name="標楷體1" officeooo:rsid="2e2d83da"/>
    </style:style>
    <style:style style:name="T94" style:family="text">
      <style:text-properties style:font-name="標楷體1" officeooo:rsid="2cd378be"/>
    </style:style>
    <style:style style:name="T95" style:family="text">
      <style:text-properties style:font-name="標楷體1" officeooo:rsid="431308b3"/>
    </style:style>
    <style:style style:name="T96" style:family="text">
      <style:text-properties style:font-name="標楷體1" officeooo:rsid="4690aa39"/>
    </style:style>
    <style:style style:name="T97" style:family="text">
      <style:text-properties style:font-name="標楷體1" officeooo:rsid="43474ae5"/>
    </style:style>
    <style:style style:name="T98" style:family="text">
      <style:text-properties style:font-name="標楷體1" officeooo:rsid="46c0109c"/>
    </style:style>
    <style:style style:name="T99" style:family="text">
      <style:text-properties style:font-name="標楷體1" officeooo:rsid="46b99e70"/>
    </style:style>
    <style:style style:name="T100" style:family="text">
      <style:text-properties style:font-name="標楷體1" style:font-name-asian="Liberation Serif1" style:font-name-complex="Liberation Serif1"/>
    </style:style>
    <style:style style:name="T101" style:family="text">
      <style:text-properties style:font-name="標楷體1" officeooo:rsid="476e8f90" style:font-name-asian="Liberation Serif1" style:font-name-complex="Liberation Serif1"/>
    </style:style>
    <style:style style:name="T102" style:family="text">
      <style:text-properties style:font-name="標楷體1" officeooo:rsid="4ab05865" style:font-name-asian="Liberation Serif1" style:font-name-complex="Liberation Serif1"/>
    </style:style>
    <style:style style:name="T103" style:family="text">
      <style:text-properties style:font-name="標楷體1" officeooo:rsid="4b595183" style:font-name-asian="Liberation Serif1" style:font-name-complex="Liberation Serif1"/>
    </style:style>
    <style:style style:name="T104" style:family="text">
      <style:text-properties style:font-name="標楷體1" officeooo:rsid="470afefd"/>
    </style:style>
    <style:style style:name="T105" style:family="text">
      <style:text-properties style:font-name="標楷體1" officeooo:rsid="470c7ca7"/>
    </style:style>
    <style:style style:name="T106" style:family="text">
      <style:text-properties style:font-name="標楷體1" officeooo:rsid="476a4db7"/>
    </style:style>
    <style:style style:name="T107" style:family="text">
      <style:text-properties style:font-name="標楷體1" officeooo:rsid="476ace90"/>
    </style:style>
    <style:style style:name="T108" style:family="text">
      <style:text-properties style:font-name="標楷體1" officeooo:rsid="46706591"/>
    </style:style>
    <style:style style:name="T109" style:family="text">
      <style:text-properties style:font-name="標楷體1" officeooo:rsid="476e8f90"/>
    </style:style>
    <style:style style:name="T110" style:family="text">
      <style:text-properties style:font-name="標楷體1" officeooo:rsid="47baf11f"/>
    </style:style>
    <style:style style:name="T111" style:family="text">
      <style:text-properties style:font-name="標楷體1" officeooo:rsid="48f9d567" style:font-name-asian="Arial1"/>
    </style:style>
    <style:style style:name="T112" style:family="text">
      <style:text-properties style:font-name="標楷體1" officeooo:rsid="494fdd29"/>
    </style:style>
    <style:style style:name="T113" style:family="text">
      <style:text-properties style:font-name="標楷體1" officeooo:rsid="49522b22"/>
    </style:style>
    <style:style style:name="T114" style:family="text">
      <style:text-properties style:font-name="標楷體1" style:text-underline-style="solid" style:text-underline-width="auto" style:text-underline-color="font-color" officeooo:rsid="17cb7444"/>
    </style:style>
    <style:style style:name="T115" style:family="text">
      <style:text-properties style:font-name="標楷體1" officeooo:rsid="4ab05865"/>
    </style:style>
    <style:style style:name="T116" style:family="text">
      <style:text-properties style:font-name="標楷體1" officeooo:rsid="4ae7655e"/>
    </style:style>
    <style:style style:name="T117" style:family="text">
      <style:text-properties style:font-name="標楷體1" officeooo:rsid="4b281999"/>
    </style:style>
    <style:style style:name="T118" style:family="text">
      <style:text-properties style:font-name="標楷體1" officeooo:rsid="4aed8a3e"/>
    </style:style>
    <style:style style:name="T119" style:family="text">
      <style:text-properties style:font-name="標楷體1" officeooo:rsid="4b2d6b21"/>
    </style:style>
    <style:style style:name="T120" style:family="text">
      <style:text-properties style:font-name="標楷體1" officeooo:rsid="4b2f8ae5"/>
    </style:style>
    <style:style style:name="T121" style:family="text">
      <style:text-properties style:font-name="標楷體1" officeooo:rsid="4aeae601"/>
    </style:style>
    <style:style style:name="T122" style:family="text">
      <style:text-properties style:font-name="標楷體1" officeooo:rsid="4afb970f"/>
    </style:style>
    <style:style style:name="T123" style:family="text">
      <style:text-properties style:font-name="標楷體1" officeooo:rsid="4b0777e9"/>
    </style:style>
    <style:style style:name="T124" style:family="text">
      <style:text-properties style:font-name="標楷體1" officeooo:rsid="4b057410"/>
    </style:style>
    <style:style style:name="T125" style:family="text">
      <style:text-properties style:font-name="標楷體1" officeooo:rsid="4b358acd"/>
    </style:style>
    <style:style style:name="T126" style:family="text">
      <style:text-properties style:font-name="標楷體1" officeooo:rsid="4b35b65f"/>
    </style:style>
    <style:style style:name="T127" style:family="text">
      <style:text-properties style:font-name="標楷體1" officeooo:rsid="4aada004"/>
    </style:style>
    <style:style style:name="T128" style:family="text">
      <style:text-properties style:font-name="標楷體1" officeooo:rsid="4aed8cac"/>
    </style:style>
    <style:style style:name="T129" style:family="text">
      <style:text-properties style:font-name="標楷體1" officeooo:rsid="4b2482fd"/>
    </style:style>
    <style:style style:name="T130" style:family="text">
      <style:text-properties style:font-name="標楷體1" officeooo:rsid="4b35c48d"/>
    </style:style>
    <style:style style:name="T131" style:family="text">
      <style:text-properties style:font-name="標楷體1" officeooo:rsid="4b5164f2"/>
    </style:style>
    <style:style style:name="T132" style:family="text">
      <style:text-properties style:font-name="標楷體1" officeooo:rsid="4b595183"/>
    </style:style>
    <style:style style:name="T133" style:family="text">
      <style:text-properties style:font-name="標楷體1" officeooo:rsid="4b5f0e09"/>
    </style:style>
    <style:style style:name="T134" style:family="text">
      <style:text-properties officeooo:rsid="45270db9"/>
    </style:style>
    <style:style style:name="T135" style:family="text">
      <style:text-properties style:font-name="Arial1" officeooo:rsid="45184302" style:font-name-asian="Arial1"/>
    </style:style>
    <style:style style:name="T136" style:family="text">
      <style:text-properties style:font-name="Arial1" officeooo:rsid="451a9d73" style:font-name-asian="Arial1"/>
    </style:style>
    <style:style style:name="T137" style:family="text">
      <style:text-properties style:font-name="Arial1" officeooo:rsid="4b2482fd" style:font-name-asian="Arial1"/>
    </style:style>
    <style:style style:name="T138" style:family="text">
      <style:text-properties officeooo:rsid="45544b8d"/>
    </style:style>
    <style:style style:name="T139" style:family="text">
      <style:text-properties officeooo:rsid="456a0b29"/>
    </style:style>
    <style:style style:name="T140" style:family="text">
      <style:text-properties officeooo:rsid="45eb9521"/>
    </style:style>
    <style:style style:name="T141" style:family="text">
      <style:text-properties style:font-name-asian="Arial1"/>
    </style:style>
    <style:style style:name="T142" style:family="text">
      <style:text-properties officeooo:rsid="45eb9521" style:font-name-asian="Arial1"/>
    </style:style>
    <style:style style:name="T143" style:family="text">
      <style:text-properties officeooo:rsid="461d39ec" style:font-name-asian="Arial1"/>
    </style:style>
    <style:style style:name="T144" style:family="text">
      <style:text-properties officeooo:rsid="46a47b1e" style:font-name-asian="Arial1"/>
    </style:style>
    <style:style style:name="T145" style:family="text">
      <style:text-properties officeooo:rsid="46f5877b" style:font-name-asian="Arial1"/>
    </style:style>
    <style:style style:name="T146" style:family="text">
      <style:text-properties officeooo:rsid="48c34cd8" style:font-name-asian="Arial1"/>
    </style:style>
    <style:style style:name="T147" style:family="text">
      <style:text-properties officeooo:rsid="49032c72" style:font-name-asian="Arial1"/>
    </style:style>
    <style:style style:name="T148" style:family="text">
      <style:text-properties officeooo:rsid="49c201a7" style:font-name-asian="Arial1"/>
    </style:style>
    <style:style style:name="T149" style:family="text">
      <style:text-properties officeooo:rsid="461d39ec"/>
    </style:style>
    <style:style style:name="T150" style:family="text">
      <style:text-properties officeooo:rsid="464ec22e"/>
    </style:style>
    <style:style style:name="T151" style:family="text">
      <style:text-properties officeooo:rsid="4658a454"/>
    </style:style>
    <style:style style:name="T152" style:family="text">
      <style:text-properties officeooo:rsid="4661a6f9"/>
    </style:style>
    <style:style style:name="T153" style:family="text">
      <style:text-properties fo:color="#333333"/>
    </style:style>
    <style:style style:name="T154" style:family="text">
      <style:text-properties fo:color="#333333" officeooo:rsid="461d39ec"/>
    </style:style>
    <style:style style:name="T155" style:family="text">
      <style:text-properties fo:color="#333333" officeooo:rsid="461d39ec" style:font-name-asian="Arial1"/>
    </style:style>
    <style:style style:name="T156" style:family="text">
      <style:text-properties fo:color="#333333" officeooo:rsid="496f7bbc"/>
    </style:style>
    <style:style style:name="T157" style:family="text">
      <style:text-properties officeooo:rsid="43474ae5"/>
    </style:style>
    <style:style style:name="T158" style:family="text">
      <style:text-properties style:text-underline-style="solid" style:text-underline-width="auto" style:text-underline-color="font-color"/>
    </style:style>
    <style:style style:name="T159" style:family="text">
      <style:text-properties style:text-underline-style="solid" style:text-underline-width="auto" style:text-underline-color="font-color" officeooo:rsid="362b5268"/>
    </style:style>
    <style:style style:name="T160" style:family="text">
      <style:text-properties style:text-underline-style="solid" style:text-underline-width="auto" style:text-underline-color="font-color" officeooo:rsid="4700735c"/>
    </style:style>
    <style:style style:name="T161" style:family="text">
      <style:text-properties style:text-underline-style="solid" style:text-underline-width="auto" style:text-underline-color="font-color" officeooo:rsid="4385b2e9"/>
    </style:style>
    <style:style style:name="T162" style:family="text">
      <style:text-properties style:text-underline-style="solid" style:text-underline-width="auto" style:text-underline-color="font-color" officeooo:rsid="492c35a2"/>
    </style:style>
    <style:style style:name="T163" style:family="text">
      <style:text-properties style:text-underline-style="solid" style:text-underline-width="auto" style:text-underline-color="font-color" officeooo:rsid="48782837"/>
    </style:style>
    <style:style style:name="T164" style:family="text">
      <style:text-properties officeooo:rsid="4c43b58b"/>
    </style:style>
    <style:style style:name="T165" style:family="text">
      <style:text-properties officeooo:rsid="362b5268"/>
    </style:style>
    <style:style style:name="T166" style:family="text">
      <style:text-properties officeooo:rsid="46a47b1e"/>
    </style:style>
    <style:style style:name="T167" style:family="text">
      <style:text-properties officeooo:rsid="46aaaba8"/>
    </style:style>
    <style:style style:name="T168" style:family="text">
      <style:text-properties officeooo:rsid="46aeacfc"/>
    </style:style>
    <style:style style:name="T169" style:family="text">
      <style:text-properties style:font-name="標楷體"/>
    </style:style>
    <style:style style:name="T170" style:family="text">
      <style:text-properties style:font-name="標楷體" officeooo:rsid="46b99e70"/>
    </style:style>
    <style:style style:name="T171" style:family="text">
      <style:text-properties style:font-name="標楷體" officeooo:rsid="46c0109c"/>
    </style:style>
    <style:style style:name="T172" style:family="text">
      <style:text-properties style:font-name="標楷體" officeooo:rsid="46cdf440"/>
    </style:style>
    <style:style style:name="T173" style:family="text">
      <style:text-properties style:font-name="標楷體" officeooo:rsid="46d42b52"/>
    </style:style>
    <style:style style:name="T174" style:family="text">
      <style:text-properties style:font-name="標楷體" officeooo:rsid="46e285b7"/>
    </style:style>
    <style:style style:name="T175" style:family="text">
      <style:text-properties style:font-name="標楷體" officeooo:rsid="46e48fc0"/>
    </style:style>
    <style:style style:name="T176" style:family="text">
      <style:text-properties style:font-name="標楷體" officeooo:rsid="46eb05ed"/>
    </style:style>
    <style:style style:name="T177" style:family="text">
      <style:text-properties style:font-name="標楷體" officeooo:rsid="46ec7853"/>
    </style:style>
    <style:style style:name="T178" style:family="text">
      <style:text-properties style:font-name="標楷體" officeooo:rsid="46ee3334"/>
    </style:style>
    <style:style style:name="T179" style:family="text">
      <style:text-properties officeooo:rsid="46c095cf"/>
    </style:style>
    <style:style style:name="T180" style:family="text">
      <style:text-properties officeooo:rsid="46c1f4b7"/>
    </style:style>
    <style:style style:name="T181" style:family="text">
      <style:text-properties style:font-name="Liberation Serif1" officeooo:rsid="46cdf440" style:font-name-asian="Liberation Serif1" style:font-name-complex="Liberation Serif1"/>
    </style:style>
    <style:style style:name="T182" style:family="text">
      <style:text-properties officeooo:rsid="4700735c"/>
    </style:style>
    <style:style style:name="T183" style:family="text">
      <style:text-properties officeooo:rsid="470afefd"/>
    </style:style>
    <style:style style:name="T184" style:family="text">
      <style:text-properties officeooo:rsid="4713eab6"/>
    </style:style>
    <style:style style:name="T185" style:family="text">
      <style:text-properties officeooo:rsid="47baf11f"/>
    </style:style>
    <style:style style:name="T186" style:family="text">
      <style:text-properties officeooo:rsid="47baf11f" style:font-name-asian="標楷體1"/>
    </style:style>
    <style:style style:name="T187" style:family="text">
      <style:text-properties officeooo:rsid="47dd8a6d"/>
    </style:style>
    <style:style style:name="T188" style:family="text">
      <style:text-properties officeooo:rsid="47df84fb"/>
    </style:style>
    <style:style style:name="T189" style:family="text">
      <style:text-properties officeooo:rsid="47ee4ba4"/>
    </style:style>
    <style:style style:name="T190" style:family="text">
      <style:text-properties officeooo:rsid="48c34cd8"/>
    </style:style>
    <style:style style:name="T191" style:family="text">
      <style:text-properties officeooo:rsid="48fdd2e9"/>
    </style:style>
    <style:style style:name="T192" style:family="text">
      <style:text-properties officeooo:rsid="49032c72"/>
    </style:style>
    <style:style style:name="T193" style:family="text">
      <style:text-properties officeooo:rsid="492c35a2"/>
    </style:style>
    <style:style style:name="T194" style:family="text">
      <style:text-properties officeooo:rsid="376c64b1"/>
    </style:style>
    <style:style style:name="T195" style:family="text">
      <style:text-properties officeooo:rsid="494fdd29"/>
    </style:style>
    <style:style style:name="T196" style:family="text">
      <style:text-properties officeooo:rsid="2b6f314a"/>
    </style:style>
    <style:style style:name="T197" style:family="text">
      <style:text-properties officeooo:rsid="49a35660"/>
    </style:style>
    <style:style style:name="T198" style:family="text">
      <style:text-properties officeooo:rsid="49c201a7"/>
    </style:style>
    <style:style style:name="T199" style:family="text">
      <style:text-properties officeooo:rsid="4a119482"/>
    </style:style>
    <style:style style:name="T200" style:family="text">
      <style:text-properties officeooo:rsid="4a330b3c"/>
    </style:style>
    <style:style style:name="T201" style:family="text">
      <style:text-properties officeooo:rsid="496f7bbc"/>
    </style:style>
    <style:style style:name="T202" style:family="text">
      <style:text-properties officeooo:rsid="4a864929"/>
    </style:style>
    <style:style style:name="T203" style:family="text">
      <style:text-properties officeooo:rsid="4ab05865"/>
    </style:style>
    <style:style style:name="T204" style:family="text">
      <style:text-properties officeooo:rsid="4ae7655e"/>
    </style:style>
    <style:style style:name="T205" style:family="text">
      <style:text-properties officeooo:rsid="4ae8b1da"/>
    </style:style>
    <style:style style:name="T206" style:family="text">
      <style:text-properties officeooo:rsid="4aed8a3e"/>
    </style:style>
    <style:style style:name="T207" style:family="text">
      <style:text-properties officeooo:rsid="4b2482fd"/>
    </style:style>
    <style:style style:name="T208" style:family="text">
      <style:text-properties officeooo:rsid="4b3c4d64"/>
    </style:style>
    <style:style style:name="T209" style:family="text">
      <style:text-properties officeooo:rsid="4aada004"/>
    </style:style>
    <style:style style:name="T210" style:family="text">
      <style:text-properties officeooo:rsid="4b531256"/>
    </style:style>
    <style:style style:name="T211" style:family="text">
      <style:text-properties officeooo:rsid="4b536d71"/>
    </style:style>
    <style:style style:name="T212" style:family="text">
      <style:text-properties officeooo:rsid="4b555047"/>
    </style:style>
    <style:style style:name="T213" style:family="text">
      <style:text-properties officeooo:rsid="4b57a3d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646138135" text:style-name="L1">
        <text:list-item>
          <text:p text:style-name="P1"><text:bookmark-start text:name="量變、質變"/>量變、質變<text:bookmark-end text:name="量變、質變"/></text:p>
          <text:list>
            <text:list-item>
              <text:p text:style-name="P311">量變、質變。</text:p>
              <text:list>
                <text:list-item>
                  <text:p text:style-name="P312">從 某一特定個體 變成 該個體<text:span text:style-name="T10"> </text:span><text:span text:style-name="T13">↔</text:span><text:span text:style-name="T11"> 量變</text:span>。</text:p>
                </text:list-item>
                <text:list-item>
                  <text:p text:style-name="P2">從 某一特定個體 變成 其他個體 <text:span text:style-name="T135">↔</text:span><text:span text:style-name="T14"> 質變</text:span>。</text:p>
                </text:list-item>
              </text:list>
            </text:list-item>
            <text:list-item>
              <text:p text:style-name="P313">量變、質變。</text:p>
              <text:list>
                <text:list-item>
                  <text:p text:style-name="P314"><text:span text:style-name="T11">振幅型、編碼型、光型、磁場型、位能型、能量型、宗態層級型 </text:span><text:span text:style-name="T10">量變、質變</text:span>。</text:p>
                </text:list-item>
              </text:list>
            </text:list-item>
            <text:list-item>
              <text:p text:style-name="P313">明顯例子，視覺。</text:p>
              <text:list>
                <text:list-item>
                  <text:p text:style-name="P315"><text:span text:style-name="T10">（相關描述在 </text:span><text:span text:style-name="T12">歷史人物</text:span><text:span text:style-name="T10"> 文件群的 </text:span><text:span text:style-name="T12">蘇格拉底</text:span><text:span text:style-name="T10">的 </text:span><text:span text:style-name="T12">明顯例子，視覺</text:span><text:span text:style-name="T10">）</text:span></text:p>
                </text:list-item>
                <text:list-item>
                  <text:p text:style-name="P3">光的 亮、暗 變化 <text:span text:style-name="T135">↔</text:span><text:span text:style-name="T14"> 量變</text:span>。</text:p>
                  <text:list>
                    <text:list-item>
                      <text:p text:style-name="P4">光的 <text:span text:style-name="T16">色調值、濃度值、亮度值</text:span> 變化 <text:span text:style-name="T135">↔</text:span><text:span text:style-name="T14"> 量變、能量型質變、振幅型量變、頻率型量變</text:span>。</text:p>
                    </text:list-item>
                  </text:list>
                </text:list-item>
                <text:list-item>
                  <text:p text:style-name="P4">光 從 光 變成 化學能、電訊號 <text:span text:style-name="T135">↔</text:span><text:span text:style-name="T14"> 質變、能量型質變、（從弦波）編碼（成方波）型質變</text:span>。</text:p>
                  <text:list>
                    <text:list-item>
                      <text:p text:style-name="P5">光 <text:span text:style-name="T136">↔</text:span><text:span text:style-name="T15"> 電磁波、弦波</text:span>。</text:p>
                    </text:list-item>
                    <text:list-item>
                      <text:p text:style-name="P6">電訊號 <text:span text:style-name="T136">↔</text:span><text:span text:style-name="T15"> 電能、方波</text:span>。</text:p>
                    </text:list-item>
                  </text:list>
                </text:list-item>
              </text:list>
            </text:list-item>
            <text:list-item>
              <text:p text:style-name="P6">明顯例子，馬達。</text:p>
              <text:list>
                <text:list-item>
                  <text:p text:style-name="P7">光、磁場 的 大、小 變化 <text:span text:style-name="T135">↔</text:span><text:span text:style-name="T14"> 量變、能量型量變、光型量變、磁場型量變</text:span>。</text:p>
                </text:list-item>
                <text:list-item>
                  <text:p text:style-name="P7">光、能量 從 光 變成 力 <text:span text:style-name="T135">↔</text:span><text:span text:style-name="T14"> 質變、能量型質變</text:span>。</text:p>
                </text:list-item>
              </text:list>
            </text:list-item>
            <text:list-item>
              <text:p text:style-name="P8">明顯例子，物體 自由落體。</text:p>
              <text:list>
                <text:list-item>
                  <text:p text:style-name="P9">位能 從 大 變成 小 <text:span text:style-name="T135">↔</text:span><text:span text:style-name="T14"> 量變</text:span>。</text:p>
                  <text:list>
                    <text:list-item>
                      <text:p text:style-name="P10">從 位能 變成 位能 <text:span text:style-name="T135">↔</text:span><text:span text:style-name="T14"> 量變、能量型量變、位能型量變</text:span>。</text:p>
                    </text:list-item>
                  </text:list>
                </text:list-item>
                <text:list-item>
                  <text:p text:style-name="P11">能量 從 位能 變成 動能 <text:span text:style-name="T135">↔</text:span><text:span text:style-name="T14"> 質變</text:span>。</text:p>
                  <text:list>
                    <text:list-item>
                      <text:p text:style-name="P10">從 位能 變成 動能 <text:span text:style-name="T135">↔</text:span><text:span text:style-name="T14"> 質變、能量型質變</text:span>。</text:p>
                    </text:list-item>
                  </text:list>
                </text:list-item>
              </text:list>
            </text:list-item>
            <text:list-item>
              <text:p text:style-name="P9">明顯例子，<text:span text:style-name="T17">E = </text:span><text:span text:style-name="T18">m * c</text:span><text:span text:style-name="T1">2</text:span>。</text:p>
              <text:list>
                <text:list-item>
                  <text:p text:style-name="P9">從 能量 變成 能量 <text:span text:style-name="T135">↔</text:span><text:span text:style-name="T14"> 量變</text:span>。</text:p>
                </text:list-item>
                <text:list-item>
                  <text:p text:style-name="P9">從 能量 變成 物質 <text:span text:style-name="T135">↔</text:span><text:span text:style-name="T14"> 質變</text:span>。</text:p>
                </text:list-item>
              </text:list>
            </text:list-item>
            <text:list-item>
              <text:p text:style-name="P12">明顯例子。</text:p>
              <text:list>
                <text:list-item>
                  <text:p text:style-name="P12"><text:span text:style-name="T19">從 第一個&lt;?</text:span><text:span text:style-name="T20">a&gt;個體</text:span><text:span text:style-name="T19"> 變成 第二個&lt;?</text:span><text:span text:style-name="T20">a&gt;個體</text:span> <text:span text:style-name="T135">↔</text:span><text:span text:style-name="T14"> 量變、宗態層級型量變</text:span>。</text:p>
                </text:list-item>
                <text:list-item>
                  <text:p text:style-name="P13"><text:span text:style-name="T19">從 &lt;?</text:span><text:span text:style-name="T20">a&gt;個體</text:span><text:span text:style-name="T19"> 變成 &lt;?</text:span><text:span text:style-name="T20">b&gt;個</text:span><text:span text:style-name="T134">體</text:span> <text:span text:style-name="T135">↔</text:span><text:span text:style-name="T14"> 質變、宗態層級型質變</text:span>。</text:p>
                </text:list-item>
              </text:list>
            </text:list-item>
            <text:list-item>
              <text:p text:style-name="P13">明顯例子。</text:p>
              <text:list>
                <text:list-item>
                  <text:p text:style-name="P13">假定，第一個個體 要 維護、增加 權力、金錢、名聲。</text:p>
                  <text:list>
                    <text:list-item>
                      <text:p text:style-name="P14">要 <text:span text:style-name="T135">↔</text:span><text:span text:style-name="T14"> 想要、需要、已經要、正在要、即將要</text:span>。</text:p>
                    </text:list-item>
                    <text:list-item>
                      <text:p text:style-name="P14">維護 <text:span text:style-name="T135">↔</text:span><text:span text:style-name="T14"> 維持</text:span>。</text:p>
                    </text:list-item>
                    <text:list-item>
                      <text:p text:style-name="P14">增加 <text:span text:style-name="T135">↔</text:span><text:span text:style-name="T14"> 提升、昇華</text:span>。</text:p>
                    </text:list-item>
                    <text:list-item>
                      <text:p text:style-name="P344">權力 <text:span text:style-name="T135">↔</text:span><text:span text:style-name="T14"> </text:span>權力、權利、權限。</text:p>
                    </text:list-item>
                    <text:list-item>
                      <text:p text:style-name="P15">金錢 <text:span text:style-name="T135">↔</text:span><text:span text:style-name="T14"> 利益、資產、資源</text:span>。</text:p>
                    </text:list-item>
                    <text:list-item>
                      <text:p text:style-name="P15">名聲 <text:span text:style-name="T135">↔</text:span><text:span text:style-name="T14"> 名號、</text:span>職位、身分。</text:p>
                    </text:list-item>
                  </text:list>
                </text:list-item>
                <text:list-item>
                  <text:p text:style-name="P16">第一個個體 有機率使用 權力 維護、增加 權力。</text:p>
                  <text:list>
                    <text:list-item>
                      <text:p text:style-name="P17">從 權力 變成 權力 <text:span text:style-name="T135">↔</text:span><text:span text:style-name="T14"> 量變</text:span>。</text:p>
                      <text:list>
                        <text:list-item>
                          <text:p text:style-name="P18">從 權力 變成（（已經、正在、即將）（維護、增加 的）權力）<text:span text:style-name="T135">↔</text:span><text:span text:style-name="T14"> 量變</text:span>。</text:p>
                        </text:list-item>
                        <text:list-item>
                          <text:p text:style-name="P18">從 <text:span text:style-name="T19">((維護、增加)權力)</text:span> 變成（<text:span text:style-name="T19">(已經、正在、即將)(維護、增加 的)</text:span>權力）<text:span text:style-name="T135">↔</text:span><text:span text:style-name="T14"> 量變</text:span>。</text:p>
                        </text:list-item>
                      </text:list>
                    </text:list-item>
                    <text:list-item>
                      <text:p text:style-name="P16">明顯例子，馬太效應、慣性思維。</text:p>
                    </text:list-item>
                    <text:list-item>
                      <text:p text:style-name="P16">抽象例子，存在、內捲、內在機制的運作。</text:p>
                    </text:list-item>
                  </text:list>
                </text:list-item>
                <text:list-item>
                  <text:p text:style-name="P19">第一個個體 有機率 自己去、指揮第二個個體 做 某一特定事情，維護、增加 權力。</text:p>
                  <text:list>
                    <text:list-item>
                      <text:p text:style-name="P20">從 做 變成 權力 <text:span text:style-name="T135">↔</text:span><text:span text:style-name="T14"> 質變</text:span>。</text:p>
                      <text:list>
                        <text:list-item>
                          <text:p text:style-name="P19">從 權力 變成 做 變成 權力 <text:span text:style-name="T135">↔</text:span><text:span text:style-name="T14"> 質變</text:span>。</text:p>
                        </text:list-item>
                        <text:list-item>
                          <text:p text:style-name="P21"><text:span text:style-name="T19">從（維護、增加 權力）</text:span>變成（做 該事情）變成（維護、增加 權力）<text:span text:style-name="T14"> </text:span><text:span text:style-name="T135">↔</text:span><text:span text:style-name="T14"> 質變</text:span>。</text:p>
                        </text:list-item>
                        <text:list-item>
                          <text:p text:style-name="P22">事情 <text:span text:style-name="T135">↔</text:span><text:span text:style-name="T14"> 事件。</text:span></text:p>
                          <text:list>
                            <text:list-item>
                              <text:p text:style-name="P22">事情 <text:span text:style-name="T135">↔</text:span><text:span text:style-name="T14"> 思想、決策、行動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2">明顯例子，改革、改變思維。</text:p>
                    </text:list-item>
                    <text:list-item>
                      <text:p text:style-name="P22">抽象例子，變化、外科手術、兩個個體的交互作用。</text:p>
                    </text:list-item>
                  </text:list>
                </text:list-item>
              </text:list>
            </text:list-item>
            <text:list-item>
              <text:p text:style-name="P22">明顯例子，假定，第一個個體 是 群體的 立法委員。</text:p>
              <text:list>
                <text:list-item>
                  <text:p text:style-name="P23">假定，第一個個體 要 維護、增加 立法委員的 權力。</text:p>
                </text:list-item>
                <text:list-item>
                  <text:p text:style-name="P23">假定，第一個個體 立法，維持、增加 立法委員的 權力。</text:p>
                  <text:list>
                    <text:list-item>
                      <text:p text:style-name="P24">從 立法委員的權力 變成 立法委員的權力 <text:span text:style-name="T135">↔</text:span><text:span text:style-name="T14"> 量變</text:span>。</text:p>
                      <text:list>
                        <text:list-item>
                          <text:p text:style-name="P25">從 立法委員的（立法）權力 變成（該）立法委員（要）的權力 <text:span text:style-name="T135">↔</text:span><text:span text:style-name="T14"> 量變</text:span>。</text:p>
                        </text:list-item>
                      </text:list>
                    </text:list-item>
                    <text:list-item>
                      <text:p text:style-name="P26">從 權力 變成 權力 <text:span text:style-name="T135">↔</text:span><text:span text:style-name="T14"> 量變</text:span>。</text:p>
                    </text:list-item>
                  </text:list>
                </text:list-item>
                <text:list-item>
                  <text:p text:style-name="P27">假定，第一個個體 聚集群眾 →<text:span text:style-name="T138"> 消失</text:span> 某一特定（其他）立法委員 →<text:span text:style-name="T138"> </text:span>強行 立 某一特定法。</text:p>
                  <text:list>
                    <text:list-item>
                      <text:p text:style-name="P28">假定，該法 是 <text:span text:style-name="T14">能夠 </text:span>維護、增加 立法委員的 權力的 法律。</text:p>
                    </text:list-item>
                    <text:list-item>
                      <text:p text:style-name="P29">從（聚集→消失→立法）變成 權力 <text:span text:style-name="T135">↔</text:span><text:span text:style-name="T14"> 質變</text:span>。</text:p>
                      <text:list>
                        <text:list-item>
                          <text:p text:style-name="P30">從（權力 以外的 其他個體）變成 權力 <text:span text:style-name="T135">↔</text:span><text:span text:style-name="T14"> 質變</text:span>。</text:p>
                          <text:list>
                            <text:list-item>
                              <text:p text:style-name="P30">從（<text:span text:style-name="T19">(立法委員的)權</text:span>力 以外的 其他個體）變成 <text:span text:style-name="T19">(立法委員的)</text:span>權力 <text:span text:style-name="T135">↔</text:span><text:span text:style-name="T14"> 質變</text:span>。</text:p>
                            </text:list-item>
                          </text:list>
                        </text:list-item>
                        <text:list-item>
                          <text:p text:style-name="P31">從 其他個體 變成 權力 <text:span text:style-name="T135">↔</text:span><text:span text:style-name="T14"> 質變</text:span>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1">明顯例子，英國。</text:p>
              <text:list>
                <text:list-item>
                  <text:p text:style-name="P32">英國殖民。</text:p>
                  <text:list>
                    <text:list-item>
                      <text:p text:style-name="P32">從 英國人 變成 英國人 <text:span text:style-name="T135">↔</text:span><text:span text:style-name="T14"> 量變</text:span>。</text:p>
                    </text:list-item>
                    <text:list-item>
                      <text:p text:style-name="P33">從（在 英國的）英國人 變成（在 美洲的）英國人 <text:span text:style-name="T135">↔</text:span><text:span text:style-name="T14"> 量變</text:span>。</text:p>
                      <text:list>
                        <text:list-item>
                          <text:p text:style-name="P316">從（在）英國（的英國人）變成（在）美洲（的英國人）<text:span text:style-name="T135">↔</text:span><text:span text:style-name="T14"> 質變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32">英國人 在 美洲 建國、發表美國獨立宣言。</text:p>
                  <text:list>
                    <text:list-item>
                      <text:p text:style-name="P33">從 英國人 變成 美國人 <text:span text:style-name="T135">↔</text:span><text:span text:style-name="T14"> 質變</text:span>。</text:p>
                    </text:list-item>
                    <text:list-item>
                      <text:p text:style-name="P34">從（在 美洲的）英國人、印地安人 變成（在 美洲的）美國人 <text:span text:style-name="T135">↔</text:span><text:span text:style-name="T14"> 質變</text:span>。</text:p>
                      <text:list>
                        <text:list-item>
                          <text:p text:style-name="P317">從 人 變成 人 <text:span text:style-name="T135">↔</text:span><text:span text:style-name="T14"> 量變</text:span>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3">明顯例子，中國。</text:p>
              <text:list>
                <text:list-item>
                  <text:p text:style-name="P35">文化大革命。</text:p>
                  <text:list>
                    <text:list-item>
                      <text:p text:style-name="P33">從 中國人 變成 中國人 <text:span text:style-name="T135">↔</text:span><text:span text:style-name="T14"> 量變</text:span>。</text:p>
                    </text:list-item>
                    <text:list-item>
                      <text:p text:style-name="P36">從（正在傳承 的）中國人 變成（摧毀傳承 的）中國人 <text:span text:style-name="T135">↔</text:span><text:span text:style-name="T14"> 量變</text:span>。</text:p>
                    </text:list-item>
                  </text:list>
                </text:list-item>
                <text:list-item>
                  <text:p text:style-name="P36">滿人、清朝人 佔領 中國大陸。</text:p>
                  <text:list>
                    <text:list-item>
                      <text:p text:style-name="P36">從 明朝人 變成 清朝人 <text:span text:style-name="T135">↔</text:span><text:span text:style-name="T14"> 質變</text:span>。</text:p>
                    </text:list-item>
                    <text:list-item>
                      <text:p text:style-name="P36">從（在 中國大陸的）明朝人 變成（在 中國大陸的）清朝人 <text:span text:style-name="T135">↔</text:span><text:span text:style-name="T14"> 質變</text:span>。</text:p>
                    </text:list-item>
                  </text:list>
                </text:list-item>
              </text:list>
            </text:list-item>
            <text:list-item>
              <text:p text:style-name="P31">明顯例子。</text:p>
              <text:list>
                <text:list-item>
                  <text:p text:style-name="P31">假定，攝<text:span text:style-name="T19">氏</text:span><text:span text:style-name="T21">10000</text:span><text:span text:style-name="T139">度，某一特定個體 是</text:span><text:span text:style-name="T21"> 1%液態、9</text:span><text:span text:style-name="T22">9</text:span><text:span text:style-name="T21">%固態</text:span><text:span text:style-name="T139">。</text:span></text:p>
                </text:list-item>
                <text:list-item>
                  <text:p text:style-name="P37">假定，攝<text:span text:style-name="T19">氏</text:span><text:span text:style-name="T21">100000000</text:span><text:span text:style-name="T139">度，該個體 是</text:span><text:span text:style-name="T21"> </text:span><text:span text:style-name="T23">99</text:span><text:span text:style-name="T21">%液態、</text:span><text:span text:style-name="T23">1</text:span><text:span text:style-name="T21">%固態</text:span>。</text:p>
                  <text:list>
                    <text:list-item>
                      <text:p text:style-name="P37">從 攝<text:span text:style-name="T19">氏</text:span><text:span text:style-name="T21">10000度 到 </text:span><text:span text:style-name="T19">攝氏</text:span><text:span text:style-name="T21">100000000</text:span><text:span text:style-name="T139">度，從 </text:span><text:span text:style-name="T21">1%液態</text:span><text:span text:style-name="T139"> 到 </text:span><text:span text:style-name="T23">99</text:span><text:span text:style-name="T21">%液態</text:span><text:span text:style-name="T139"> </text:span><text:span text:style-name="T135">↔</text:span><text:span text:style-name="T14"> 量變</text:span>。</text:p>
                    </text:list-item>
                  </text:list>
                </text:list-item>
                <text:list-item>
                  <text:p text:style-name="P38">假定，其他個體 認定，攝<text:span text:style-name="T19">氏</text:span><text:span text:style-name="T21">10000度、9</text:span><text:span text:style-name="T22">9</text:span><text:span text:style-name="T21">%固態</text:span><text:span text:style-name="T139">，該個體 是 固態個體</text:span>。</text:p>
                </text:list-item>
                <text:list-item>
                  <text:p text:style-name="P39">假定，其他個體 認定，攝<text:span text:style-name="T19">氏</text:span><text:span text:style-name="T21">100000000度、</text:span><text:span text:style-name="T23">99</text:span><text:span text:style-name="T21">%液態</text:span><text:span text:style-name="T139">，該個體 是 液態個體</text:span>。</text:p>
                  <text:list>
                    <text:list-item>
                      <text:p text:style-name="P40">從 攝<text:span text:style-name="T19">氏</text:span><text:span text:style-name="T21">10000度 到 </text:span><text:span text:style-name="T19">攝氏</text:span><text:span text:style-name="T21">100000000</text:span><text:span text:style-name="T139">度，從 固態個體 到 液態個體 </text:span><text:span text:style-name="T135">↔</text:span><text:span text:style-name="T14"> 質變</text:span>。</text:p>
                    </text:list-item>
                  </text:list>
                </text:list-item>
                <text:list-item>
                  <text:p text:style-name="P41">從 攝<text:span text:style-name="T19">氏</text:span><text:span text:style-name="T21">10000度 到 </text:span><text:span text:style-name="T19">攝氏</text:span><text:span text:style-name="T21">100000000</text:span><text:span text:style-name="T139">度，該個體的 變化（同時）是 量變、質變</text:span>。</text:p>
                  <text:list>
                    <text:list-item>
                      <text:p text:style-name="P41">假定，以 液態的佔比 為 座標系。</text:p>
                      <text:list>
                        <text:list-item>
                          <text:p text:style-name="P41">該個體 是 量變。</text:p>
                        </text:list-item>
                      </text:list>
                    </text:list-item>
                    <text:list-item>
                      <text:p text:style-name="P41">假定，以 相態 為 座標系。</text:p>
                      <text:list>
                        <text:list-item>
                          <text:p text:style-name="P41">該個體 是 質變。</text:p>
                        </text:list-item>
                      </text:list>
                    </text:list-item>
                    <text:list-item>
                      <text:p text:style-name="P41">假定，以 該個體 為 座標系。</text:p>
                      <text:list>
                        <text:list-item>
                          <text:p text:style-name="P42">該個體 <text:span text:style-name="T139">是 量變、質變、量質二相性</text:span>。</text:p>
                          <text:list>
                            <text:list-item>
                              <text:p text:style-name="P43"><text:span text:style-name="T139">量質二相性 </text:span><text:span text:style-name="T135">↔</text:span><text:span text:style-name="T14"> 波粒二象性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27"><text:bookmark-start text:name="哲學"/>哲學<text:bookmark-end text:name="哲學"/></text:p>
          <text:list>
            <text:list-item>
              <text:p text:style-name="P43">思想 有機率 維持、提升、昇華 思想、決策、行動。</text:p>
              <text:list>
                <text:list-item>
                  <text:p text:style-name="P44">思想、決策、行動。</text:p>
                  <text:list>
                    <text:list-item>
                      <text:p text:style-name="P43">哲學 <text:span text:style-name="T142">↔</text:span><text:span text:style-name="T140"> 思想</text:span>。</text:p>
                    </text:list-item>
                    <text:list-item>
                      <text:p text:style-name="P45">大腦判斷 <text:span text:style-name="T140">↔ 決策</text:span>。</text:p>
                    </text:list-item>
                    <text:list-item>
                      <text:p text:style-name="P43">感測、交互作用 <text:span text:style-name="T140">↔ 行動</text:span>。</text:p>
                    </text:list-item>
                  </text:list>
                </text:list-item>
                <text:list-item>
                  <text:p text:style-name="P43">思想、決策、行動。</text:p>
                  <text:list>
                    <text:list-item>
                      <text:p text:style-name="P43">個體 有機率（只）會 思想，不會 決策、行動。</text:p>
                      <text:list>
                        <text:list-item>
                          <text:p text:style-name="P43">明顯例子，思想家。</text:p>
                        </text:list-item>
                      </text:list>
                    </text:list-item>
                    <text:list-item>
                      <text:p text:style-name="P46">個體 有機率（只）會 決策，不會 思想、行動。</text:p>
                      <text:list>
                        <text:list-item>
                          <text:p text:style-name="P46">明顯例子，（沒有進行思考、只依靠經驗和本能 就 下決策的）決策者。</text:p>
                        </text:list-item>
                      </text:list>
                    </text:list-item>
                    <text:list-item>
                      <text:p text:style-name="P43">個體 有機率（只）會 行動，不會 思想、決策。</text:p>
                      <text:list>
                        <text:list-item>
                          <text:p text:style-name="P43">明顯例子，（沒有進行思考和決策、只依靠本能 就 行動的）行動者。</text:p>
                        </text:list-item>
                      </text:list>
                    </text:list-item>
                    <text:list-item>
                      <text:p text:style-name="P46">個體 有機率（只）會 思想、決策，不會 行動。</text:p>
                      <text:list>
                        <text:list-item>
                          <text:p text:style-name="P47">明顯例子，（有進行思考 依照思考的結果 下決策的）決策者。</text:p>
                        </text:list-item>
                      </text:list>
                    </text:list-item>
                    <text:list-item>
                      <text:p text:style-name="P46">個體 有機率（只）會 思想、行動，不會 決策。</text:p>
                      <text:list>
                        <text:list-item>
                          <text:p text:style-name="P46">明顯例子，擁有 選擇障礙的 個體。</text:p>
                        </text:list-item>
                      </text:list>
                    </text:list-item>
                    <text:list-item>
                      <text:p text:style-name="P46">個體 有機率（只）會 決策、行動，不會 思想。</text:p>
                      <text:list>
                        <text:list-item>
                          <text:p text:style-name="P46">明顯例子，深藍（電腦）。</text:p>
                        </text:list-item>
                      </text:list>
                    </text:list-item>
                    <text:list-item>
                      <text:p text:style-name="P46">個體 有機率 會 思想、決策、行動。</text:p>
                      <text:list>
                        <text:list-item>
                          <text:p text:style-name="P46">明顯例子，亞里斯多德、尼古拉<text:span text:style-name="T93">·</text:span>特斯拉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28"><text:span text:style-name="T153">哲學 描述 </text:span>字詞。</text:p>
              <text:list>
                <text:list-item>
                  <text:p text:style-name="P326">（<text:span text:style-name="T165">字詞 的 相關描述在 </text:span><text:span text:style-name="T159">哲學</text:span><text:span text:style-name="T165"> 文件群的 </text:span><text:span text:style-name="T159">字詞</text:span><text:span text:style-name="T164">）</text:span></text:p>
                </text:list-item>
                <text:list-item>
                  <text:p text:style-name="P329"><text:span text:style-name="T153">哲學 對 字詞 </text:span>推廣化、深入化、實體化、抽象化。</text:p>
                  <text:list>
                    <text:list-item>
                      <text:p text:style-name="P48">推廣化 <text:span text:style-name="T143">↔</text:span><text:span text:style-name="T149"> 函數修改化</text:span>。</text:p>
                    </text:list-item>
                    <text:list-item>
                      <text:p text:style-name="P48">深入化 <text:span text:style-name="T143">↔</text:span><text:span text:style-name="T149"> </text:span>函數曲線<text:span text:style-name="T149">化</text:span>。</text:p>
                    </text:list-item>
                    <text:list-item>
                      <text:p text:style-name="P48">實體化 <text:span text:style-name="T143">↔</text:span><text:span text:style-name="T149"> 函數</text:span>實體化。</text:p>
                    </text:list-item>
                    <text:list-item>
                      <text:p text:style-name="P48">抽象化 <text:span text:style-name="T143">↔</text:span><text:span text:style-name="T149"> 函數名稱化</text:span>。</text:p>
                    </text:list-item>
                    <text:list-item>
                      <text:p text:style-name="P48">明顯例子，蘋果。</text:p>
                      <text:list>
                        <text:list-item>
                          <text:p text:style-name="P49">蘋果 →（抽象化）→ 水果。</text:p>
                        </text:list-item>
                        <text:list-item>
                          <text:p text:style-name="P49">水果 →（實體化）→ 香蕉。</text:p>
                        </text:list-item>
                        <text:list-item>
                          <text:p text:style-name="P49">香蕉 →（深入化）→ 香、蕉。</text:p>
                        </text:list-item>
                        <text:list-item>
                          <text:p text:style-name="P49">香 →（推廣化）→ 香水。</text:p>
                        </text:list-item>
                        <text:list-item>
                          <text:p text:style-name="P50">香水 →（深入化）→ 有 香味的 液體。</text:p>
                        </text:list-item>
                        <text:list-item>
                          <text:p text:style-name="P51">有 香味的 液體 →（實體化）→ 有 香味的 玫瑰精油。</text:p>
                        </text:list-item>
                        <text:list-item>
                          <text:p text:style-name="P52">有 香味的 玫瑰精油 →（抽象化）→ 有 味道的 油。</text:p>
                        </text:list-item>
                      </text:list>
                    </text:list-item>
                  </text:list>
                </text:list-item>
                <text:list-item>
                  <text:p text:style-name="P53">哲學 對 字詞 推廣化、深入化、實體化、抽象化。</text:p>
                  <text:list>
                    <text:list-item>
                      <text:p text:style-name="P330">推廣化<text:span text:style-name="T153"> </text:span><text:span text:style-name="T155">↔</text:span><text:span text:style-name="T154"> 排列組合化、修改增減化、</text:span><text:span text:style-name="T153">函數修改</text:span><text:span text:style-name="T154">化</text:span>。</text:p>
                      <text:list>
                        <text:list-item>
                          <text:p text:style-name="P54"><text:span text:style-name="T149">排列組合化 的 </text:span>明顯例子，愛的文明 的字詞 是 愛、的、文、明。</text:p>
                          <text:list>
                            <text:list-item>
                              <text:p text:style-name="P55">愛的文明 →（排列組合化）→ 文明的愛、文明愛的、愛文明的、愛文明、愛。</text:p>
                              <text:list>
                                <text:list-item>
                                  <text:p text:style-name="P56">明顯例子，哲學（再）對 文明的愛 推廣化、深入化、實體化、抽象化。</text:p>
                                </text:list-item>
                              </text:list>
                            </text:list-item>
                            <text:list-item>
                              <text:p text:style-name="P57">愛的文明 →（排列組合化）→ 愛的明文、明文的愛、明愛的文、明的愛文。</text:p>
                            </text:list-item>
                          </text:list>
                        </text:list-item>
                        <text:list-item>
                          <text:p text:style-name="P58">函數修改<text:span text:style-name="T149">化 的 </text:span>明顯例子<text:span text:style-name="T17">，</text:span><text:span text:style-name="T108">ax</text:span><text:span text:style-name="T2">2</text:span><text:span text:style-name="T108"> + bx + c </text:span>修改成 <text:span text:style-name="T108">ax</text:span><text:span text:style-name="T2">3</text:span><text:span text:style-name="T108"> + 5bx + c</text:span>。</text:p>
                        </text:list-item>
                        <text:list-item>
                          <text:p text:style-name="P58">明顯例子，變化化。</text:p>
                          <text:list>
                            <text:list-item>
                              <text:p text:style-name="P59">變化<text:span text:style-name="T149"> 是</text:span>（存在、變化 的<text:span text:style-name="T17">）</text:span>變化。</text:p>
                            </text:list-item>
                          </text:list>
                        </text:list-item>
                        <text:list-item>
                          <text:p text:style-name="P58">抽象例子，繁殖、突變、複製。</text:p>
                        </text:list-item>
                      </text:list>
                    </text:list-item>
                    <text:list-item>
                      <text:p text:style-name="P331">深入化<text:span text:style-name="T153"> </text:span><text:span text:style-name="T155">↔</text:span><text:span text:style-name="T154"> 定義化、</text:span><text:span text:style-name="T153">函數曲線</text:span><text:span text:style-name="T154">化、函數方程式化</text:span><text:span text:style-name="T149">。</text:span></text:p>
                      <text:list>
                        <text:list-item>
                          <text:p text:style-name="P60"><text:span text:style-name="T149">使用 不同角度、不同視角、不同情境 描述 字詞</text:span>。</text:p>
                        </text:list-item>
                        <text:list-item>
                          <text:p text:style-name="P60">明顯例子，本質化。</text:p>
                          <text:list>
                            <text:list-item>
                              <text:p text:style-name="P59">本質<text:span text:style-name="T149"> 是</text:span>（本質、現象 的<text:span text:style-name="T17">）</text:span>本質。</text:p>
                            </text:list-item>
                          </text:list>
                        </text:list-item>
                        <text:list-item>
                          <text:p text:style-name="P61">抽象例子，手電筒 使用 <text:span text:style-name="T149">不同 角度、位置、亮度、顏色、範圍 照射 某一特定個體</text:span>。</text:p>
                        </text:list-item>
                        <text:list-item>
                          <text:p text:style-name="P62">抽象例子，描述 不同 溫度、壓力、大小、動能、位能、電能 情況的<text:span text:style-name="T149"> 某一特定個體</text:span>。</text:p>
                        </text:list-item>
                        <text:list-item>
                          <text:p text:style-name="P62">抽象例子，遞迴、分形、拆解。</text:p>
                        </text:list-item>
                      </text:list>
                    </text:list-item>
                    <text:list-item>
                      <text:p text:style-name="P332">實體化<text:span text:style-name="T153"> </text:span><text:span text:style-name="T155">↔</text:span><text:span text:style-name="T154"> 物件化、日常生活化、修煉生活化、新知生活化、跨領域移植</text:span>。</text:p>
                      <text:list>
                        <text:list-item>
                          <text:p text:style-name="P63"><text:span text:style-name="T149">物件 是</text:span>（程式語言的<text:span text:style-name="T17">）</text:span><text:span text:style-name="T149">物件</text:span>。</text:p>
                        </text:list-item>
                        <text:list-item>
                          <text:p text:style-name="P64"><text:span text:style-name="T149">新知生活化 的 </text:span>明顯例子<text:span text:style-name="T17">，</text:span><text:span text:style-name="T149">新知 日常生活化、修煉生活化</text:span>。</text:p>
                          <text:list>
                            <text:list-item>
                              <text:p text:style-name="P65"><text:span text:style-name="T149">新知 的 </text:span>明顯例子<text:span text:style-name="T17">，</text:span><text:span text:style-name="T149">新的 知識</text:span>。</text:p>
                            </text:list-item>
                          </text:list>
                        </text:list-item>
                        <text:list-item>
                          <text:p text:style-name="P65">明顯例子，存在化。</text:p>
                          <text:list>
                            <text:list-item>
                              <text:p text:style-name="P59">存在<text:span text:style-name="T149"> 是</text:span>（存在、變化 的<text:span text:style-name="T17">）</text:span>存在。</text:p>
                            </text:list-item>
                            <text:list-item>
                              <text:p text:style-name="P66">存在<text:span text:style-name="T149"> 是</text:span>（存在、影子 的<text:span text:style-name="T17">）</text:span>存在。</text:p>
                            </text:list-item>
                          </text:list>
                        </text:list-item>
                        <text:list-item>
                          <text:p text:style-name="P65">抽象例子，（亞里斯多德 認定的）實現。</text:p>
                        </text:list-item>
                      </text:list>
                    </text:list-item>
                    <text:list-item>
                      <text:p text:style-name="P333">抽象化<text:span text:style-name="T153"> </text:span><text:span text:style-name="T155">↔</text:span><text:span text:style-name="T154"> 類別化、數學化、函數名稱化</text:span>。</text:p>
                      <text:list>
                        <text:list-item>
                          <text:p text:style-name="P67"><text:span text:style-name="T149">類別 是</text:span>（程式語言的<text:span text:style-name="T17">）</text:span><text:span text:style-name="T149">類別</text:span>。</text:p>
                        </text:list-item>
                        <text:list-item>
                          <text:p text:style-name="P68">明顯例子，現象化、影子化。</text:p>
                          <text:list>
                            <text:list-item>
                              <text:p text:style-name="P68">現象<text:span text:style-name="T149"> 是</text:span>（本質、現象 的<text:span text:style-name="T17">）</text:span>現象。</text:p>
                            </text:list-item>
                            <text:list-item>
                              <text:p text:style-name="P69">影子<text:span text:style-name="T149"> 是</text:span>（存在、影子 的<text:span text:style-name="T17">）</text:span>影子。</text:p>
                            </text:list-item>
                          </text:list>
                        </text:list-item>
                        <text:list-item>
                          <text:p text:style-name="P68">抽象例子，（亞里斯多德 認定的）潛能。</text:p>
                        </text:list-item>
                      </text:list>
                    </text:list-item>
                  </text:list>
                </text:list-item>
                <text:list-item>
                  <text:p text:style-name="P70">推廣化、深入化 有機率需要 提升、昇華 哲學。</text:p>
                  <text:list>
                    <text:list-item>
                      <text:p text:style-name="P71">推廣化、深入化 有機率出現 無限迴圈、無限繁殖 現象。</text:p>
                      <text:list>
                        <text:list-item>
                          <text:p text:style-name="P71">反制。</text:p>
                          <text:list>
                            <text:list-item>
                              <text:p text:style-name="P72">明顯例子，要 有節制的、有限次數的 排列組合<text:span text:style-name="T149">、修改增減、</text:span>函數曲線<text:span text:style-name="T149">化</text:span>。</text:p>
                            </text:list-item>
                            <text:list-item>
                              <text:p text:style-name="P71">明顯例子，<text:span text:style-name="T152">有限迴圈、有限繁殖。</text:span></text:p>
                            </text:list-item>
                            <text:list-item>
                              <text:p text:style-name="P67">抽象例子，（程式語言的<text:span text:style-name="T19">）</text:span><text:span text:style-name="T24">for迴</text:span><text:span text:style-name="T152">圈、有限次數的遞迴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3">抽象例子，邊走邊（使用 手電筒）照亮。</text:p>
                    </text:list-item>
                    <text:list-item>
                      <text:p text:style-name="P74">抽象例子，手電筒 照亮的 廣度、角度 <text:span text:style-name="T143">↔</text:span><text:span text:style-name="T149"> </text:span>推廣化。</text:p>
                    </text:list-item>
                    <text:list-item>
                      <text:p text:style-name="P74">抽象例子，手電筒 照亮的 深度、長度 <text:span text:style-name="T143">↔</text:span><text:span text:style-name="T149"> </text:span>深入化。</text:p>
                      <text:list>
                        <text:list-item>
                          <text:p text:style-name="P75">手電筒 照亮的 範圍 不是 無限。</text:p>
                        </text:list-item>
                        <text:list-item>
                          <text:p text:style-name="P75">手電筒 照亮的 範圍 是 有限。</text:p>
                          <text:list>
                            <text:list-item>
                              <text:p text:style-name="P76">範圍 <text:span text:style-name="T143">↔</text:span><text:span text:style-name="T149"> </text:span>廣度、角度、深度、長度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7">實體化 有機率有 實際用途。</text:p>
                  <text:list>
                    <text:list-item>
                      <text:p text:style-name="P78">抽象例子，手電筒 照亮的 物體 <text:span text:style-name="T143">↔</text:span><text:span text:style-name="T149"> </text:span>實體化。</text:p>
                    </text:list-item>
                    <text:list-item>
                      <text:p text:style-name="P79"><text:span text:style-name="T149">日常生活化、新知生活化、跨領域移植 有機率不需要 </text:span>節制、自我限縮。</text:p>
                    </text:list-item>
                    <text:list-item>
                      <text:p text:style-name="P79"><text:span text:style-name="T149">日常生活化、新知生活化、跨領域移植 有機率需要 多多益善、持續不斷的提升和昇華</text:span>。</text:p>
                    </text:list-item>
                  </text:list>
                </text:list-item>
                <text:list-item>
                  <text:p text:style-name="P77">抽象化 有機率 方便、快速、電腦化 遞迴、拓展、推廣化、深入化、實體化、（再）抽象化。</text:p>
                  <text:list>
                    <text:list-item>
                      <text:p text:style-name="P80">抽象例子，手電筒 照亮（物體）的 影子 <text:span text:style-name="T143">↔</text:span><text:span text:style-name="T149"> </text:span>抽象化。</text:p>
                    </text:list-item>
                  </text:list>
                </text:list-item>
                <text:list-item>
                  <text:p text:style-name="P81">抽象描述，哲學 對 字詞 推廣化、深入化、實體化、抽象化。</text:p>
                  <text:list>
                    <text:list-item>
                      <text:p text:style-name="P81">推廣化、深入化 <text:span text:style-name="T143">↔</text:span><text:span text:style-name="T149"> </text:span><text:span text:style-name="T97">n</text:span><text:span text:style-name="T157">維坐標系的 第</text:span><text:span text:style-name="T95">1</text:span><text:span text:style-name="T149">維、第</text:span><text:span text:style-name="T96">2</text:span><text:span text:style-name="T149">維</text:span>。</text:p>
                      <text:list>
                        <text:list-item>
                          <text:p text:style-name="P82">擴充化 <text:span text:style-name="T143">↔</text:span><text:span text:style-name="T149"> </text:span><text:span text:style-name="T97">n</text:span><text:span text:style-name="T157">維坐標系的 第</text:span><text:span text:style-name="T109">i</text:span><text:span text:style-name="T157">維</text:span>。</text:p>
                          <text:list>
                            <text:list-item>
                              <text:p text:style-name="P83"><text:span text:style-name="T109">n </text:span><text:span text:style-name="T101">≥</text:span><text:span text:style-name="T109"> i </text:span><text:span text:style-name="T101">≥</text:span><text:span text:style-name="T109"> 1</text:span>。</text:p>
                            </text:list-item>
                          </text:list>
                        </text:list-item>
                        <text:list-item>
                          <text:p text:style-name="P84">維度型擴充 <text:span text:style-name="T143">↔</text:span><text:span text:style-name="T149"> 從 </text:span><text:span text:style-name="T97">n</text:span><text:span text:style-name="T157">維坐標系的 變成</text:span><text:span text:style-name="T106"> </text:span><text:span text:style-name="T107">m</text:span><text:span text:style-name="T157">維坐標系</text:span>。</text:p>
                          <text:list>
                            <text:list-item>
                              <text:p text:style-name="P249"><text:span text:style-name="T17">m &gt; n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1">實體化 <text:span text:style-name="T143">↔</text:span><text:span text:style-name="T149"> 函數（代入）數值</text:span>化。</text:p>
                    </text:list-item>
                    <text:list-item>
                      <text:p text:style-name="P81">抽象化 <text:span text:style-name="T143">↔</text:span><text:span text:style-name="T149"> 函數名稱化</text:span>。</text:p>
                    </text:list-item>
                  </text:list>
                </text:list-item>
              </text:list>
            </text:list-item>
            <text:list-item>
              <text:p text:style-name="P250">哲學數學化。</text:p>
              <text:list>
                <text:list-item>
                  <text:p text:style-name="P85">明顯例子。</text:p>
                  <text:list>
                    <text:list-item>
                      <text:p text:style-name="P334">哲學<text:span text:style-name="T153"> 哲學</text:span><text:span text:style-name="T149">數學化</text:span>。</text:p>
                      <text:list>
                        <text:list-item>
                          <text:p text:style-name="P85">抽象化。</text:p>
                        </text:list-item>
                        <text:list-item>
                          <text:p text:style-name="P85">哲學數學化的 過程、結果。</text:p>
                          <text:list>
                            <text:list-item>
                              <text:p text:style-name="P85">有機率不是 明確的數值、某一特定數值。</text:p>
                              <text:list>
                                <text:list-item>
                                  <text:p text:style-name="P85">明顯例子，有機率不是<text:span text:style-name="T19"> </text:span><text:span text:style-name="T48">1、1~10000、（</text:span><text:span text:style-name="T50">1+10000</text:span><text:span text:style-name="T48">）</text:span><text:span text:style-name="T188">。</text:span></text:p>
                                </text:list-item>
                              </text:list>
                            </text:list-item>
                            <text:list-item>
                              <text:p text:style-name="P85">有機率是 代數、（方程式的）符號、概率值、大概值、模糊不清的值、加減乘除。</text:p>
                              <text:list>
                                <text:list-item>
                                  <text:p text:style-name="P85">明顯例子<text:span text:style-name="T19">，有機率是 </text:span><text:span text:style-name="T47">x、f(x)、（</text:span><text:span text:style-name="T49">ax</text:span><text:span text:style-name="T3">2</text:span><text:span text:style-name="T49">+bx+c</text:span><text:span text:style-name="T47">）</text:span><text:span text:style-name="T187">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85">哲學 直接翻譯成 數學。</text:p>
                          <text:list>
                            <text:list-item>
                              <text:p text:style-name="P334">有機率<text:span text:style-name="T153">（更多的）</text:span>失真。</text:p>
                            </text:list-item>
                            <text:list-item>
                              <text:p text:style-name="P85">明顯例子，程式語言。</text:p>
                              <text:list>
                                <text:list-item>
                                  <text:p text:style-name="P86"><text:span text:style-name="T51">VB →（直接 修改、翻譯 語法、指令、程式碼，C語言化</text:span><text:span text:style-name="T52">）</text:span><text:span text:style-name="T51">→ C語言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5">使用 數學工具、數學公式、數學模型 發展（哲學<text:span text:style-name="T149">數學化 之後的</text:span>）哲學。</text:p>
                      <text:list>
                        <text:list-item>
                          <text:p text:style-name="P85">推廣化、深入化。</text:p>
                        </text:list-item>
                      </text:list>
                    </text:list-item>
                    <text:list-item>
                      <text:p text:style-name="P85">（哲學<text:span text:style-name="T149">數學化 之後的</text:span>）哲學 <text:span text:style-name="T149">數學</text:span>哲學<text:span text:style-name="T149">化、數學物理化、日常生活化</text:span>。</text:p>
                      <text:list>
                        <text:list-item>
                          <text:p text:style-name="P85">實體化。</text:p>
                        </text:list-item>
                        <text:list-item>
                          <text:p text:style-name="P334">有機率<text:span text:style-name="T153"> 失真、</text:span>得出奇怪的結果。</text:p>
                          <text:list>
                            <text:list-item>
                              <text:p text:style-name="P85">得出奇怪的結果 <text:span text:style-name="T144">↔</text:span><text:span text:style-name="T166"> </text:span>哲學災難。</text:p>
                              <text:list>
                                <text:list-item>
                                  <text:p text:style-name="P87">抽象例子，紫外災難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7">明顯例子。</text:p>
                  <text:list>
                    <text:list-item>
                      <text:p text:style-name="P87">已知，哲學、數學 基於、根基是 邏輯學。</text:p>
                      <text:list>
                        <text:list-item>
                          <text:p text:style-name="P87">哲學、數學 擁有（部分）相同的 邏輯。</text:p>
                        </text:list-item>
                        <text:list-item>
                          <text:p text:style-name="P87">抽象例子，邏輯學 是 哲學、數學 的 公倍數。</text:p>
                        </text:list-item>
                        <text:list-item>
                          <text:p text:style-name="P87">抽象例子，假定 <text:span text:style-name="T19">邏輯學</text:span><text:span text:style-name="T45">=</text:span><text:span text:style-name="T46">210</text:span><text:span text:style-name="T19"> 是 哲學=</text:span><text:span text:style-name="T45">15</text:span><text:span text:style-name="T19">、數學</text:span><text:span text:style-name="T45">=21，</text:span>相同的 邏輯 =<text:span text:style-name="T45"> 3</text:span>。</text:p>
                        </text:list-item>
                        <text:list-item>
                          <text:p text:style-name="P87">明顯例子，哲學 → <text:span text:style-name="T110">(</text:span>哲學、數學 的共同語言化<text:span text:style-name="T110">) </text:span><text:span text:style-name="T17">→</text:span><text:span text:style-name="T185"> 共同語言 </text:span><text:span text:style-name="T186">→</text:span><text:span text:style-name="T185"> </text:span><text:span text:style-name="T110">(</text:span><text:span text:style-name="T185">數學化</text:span><text:span text:style-name="T110">) → </text:span><text:span text:style-name="T185">數學</text:span>。</text:p>
                          <text:list>
                            <text:list-item>
                              <text:p text:style-name="P87">明顯例子，程式語<text:span text:style-name="T19">言。</text:span></text:p>
                              <text:list>
                                <text:list-item>
                                  <text:p text:style-name="P87"><text:span text:style-name="T51">VB →（編譯）→ 組合語言、機械碼 →</text:span><text:span text:style-name="T52">（</text:span><text:span text:style-name="T51">反編譯</text:span><text:span text:style-name="T52"> </text:span><text:span text:style-name="T51">C語言化</text:span><text:span text:style-name="T52">）</text:span><text:span text:style-name="T51">→ C語言</text:span><text:span text:style-name="T189">。</text:span></text:p>
                                </text:list-item>
                                <text:list-item>
                                  <text:p text:style-name="P87">有機率 等效、映射、遺失、改變含意、沒有相對應的指令。</text:p>
                                </text:list-item>
                                <text:list-item>
                                  <text:p text:style-name="P87">原因<text:span text:style-name="T19">很明顯，VB、C語言 的 </text:span>指令集 不相同、沒有一模一樣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7">哲學 → <text:span text:style-name="T110">(</text:span>哲學邏輯學化<text:span text:style-name="T110">) </text:span><text:span text:style-name="T17">→</text:span><text:span text:style-name="T185"> 哲學型邏輯學 </text:span><text:span text:style-name="T186">→</text:span><text:span text:style-name="T185"> </text:span><text:span text:style-name="T110">(</text:span><text:span text:style-name="T185">邏輯學數學化</text:span><text:span text:style-name="T110">) →</text:span><text:span text:style-name="T185"> 邏輯學型數學</text:span>。</text:p>
                      <text:list>
                        <text:list-item>
                          <text:p text:style-name="P87">有機率 失真。</text:p>
                        </text:list-item>
                        <text:list-item>
                          <text:p text:style-name="P87"><text:span text:style-name="T185">邏輯學數學化</text:span>的 過程、結果。</text:p>
                          <text:list>
                            <text:list-item>
                              <text:p text:style-name="P87">有機率不是 明確的數值、某一特定數值、加減乘除。</text:p>
                              <text:list>
                                <text:list-item>
                                  <text:p text:style-name="P87">明顯例子，有機率不是<text:span text:style-name="T19"> </text:span><text:span text:style-name="T48">1、1~10000、（</text:span><text:span text:style-name="T50">1+10000</text:span><text:span text:style-name="T48">）</text:span><text:span text:style-name="T188">。</text:span></text:p>
                                </text:list-item>
                                <text:list-item>
                                  <text:p text:style-name="P88">明顯例子<text:span text:style-name="T19">，有機率是 </text:span><text:span text:style-name="T47">x、f(x)、（</text:span><text:span text:style-name="T49">ax</text:span><text:span text:style-name="T3">2</text:span><text:span text:style-name="T49">+bx+c</text:span><text:span text:style-name="T47">）</text:span><text:span text:style-name="T187">。</text:span></text:p>
                                </text:list-item>
                              </text:list>
                            </text:list-item>
                            <text:list-item>
                              <text:p text:style-name="P87">有機率是 代數、（方程式的）符號、概率值、大概值、模糊不清的值、邏輯運算。</text:p>
                              <text:list>
                                <text:list-item>
                                  <text:p text:style-name="P87"><text:span text:style-name="T19">邏輯運算 的 明顯例子，AND運算、OR運算、NOT</text:span>運算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7">使用 數學工具、數學公式、數學模型 計算 <text:span text:style-name="T185">邏輯學</text:span>型<text:span text:style-name="T151">數學</text:span>。</text:p>
                      <text:list>
                        <text:list-item>
                          <text:p text:style-name="P87">推廣化、深入化。</text:p>
                        </text:list-item>
                      </text:list>
                    </text:list-item>
                    <text:list-item>
                      <text:p text:style-name="P87"><text:span text:style-name="T185">邏輯學</text:span>型<text:span text:style-name="T151">數學 </text:span><text:span text:style-name="T186">→</text:span><text:span text:style-name="T185"> </text:span><text:span text:style-name="T110">(</text:span><text:span text:style-name="T185">數學邏輯學化</text:span><text:span text:style-name="T110">) →</text:span><text:span text:style-name="T185"> 數學</text:span>型<text:span text:style-name="T151">邏輯學</text:span> → <text:span text:style-name="T110">(</text:span>邏輯學哲學化<text:span text:style-name="T110">) </text:span><text:span text:style-name="T17">→</text:span><text:span text:style-name="T185"> </text:span>哲學。</text:p>
                    </text:list-item>
                    <text:list-item>
                      <text:p text:style-name="P87"><text:span text:style-name="T185">邏輯學</text:span>型<text:span text:style-name="T151">數學</text:span> <text:span text:style-name="T186">→</text:span> <text:span text:style-name="T110">(</text:span><text:span text:style-name="T149">數學物理化</text:span><text:span text:style-name="T110">)</text:span><text:span text:style-name="T149">、</text:span><text:span text:style-name="T110">(</text:span><text:span text:style-name="T149">日常生活化</text:span><text:span text:style-name="T110">)</text:span>。</text:p>
                      <text:list>
                        <text:list-item>
                          <text:p text:style-name="P87">實體化。</text:p>
                        </text:list-item>
                        <text:list-item>
                          <text:p text:style-name="P87">有機率 失真、得出奇怪的結果。</text:p>
                          <text:list>
                            <text:list-item>
                              <text:p text:style-name="P87">得出奇怪的結果 <text:span text:style-name="T144">↔</text:span><text:span text:style-name="T166"> </text:span>哲學災難。</text:p>
                              <text:list>
                                <text:list-item>
                                  <text:p text:style-name="P87">抽象例子，紫外災難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5">抽象例子。</text:p>
                  <text:list>
                    <text:list-item>
                      <text:p text:style-name="P85">哲學 →<text:span text:style-name="T150">（</text:span>哲學<text:span text:style-name="T149">數學化</text:span><text:span text:style-name="T94">）</text:span>→ 哲學型<text:span text:style-name="T151">數學</text:span>。</text:p>
                    </text:list-item>
                    <text:list-item>
                      <text:p text:style-name="P85">使用 數學工具、數學公式、數學模型 計算 哲學型<text:span text:style-name="T151">數學</text:span>。</text:p>
                    </text:list-item>
                    <text:list-item>
                      <text:p text:style-name="P85">哲學型<text:span text:style-name="T151">數學 </text:span>→<text:span text:style-name="T150">（數學</text:span>哲學<text:span text:style-name="T149">化</text:span><text:span text:style-name="T94">）</text:span>→ 哲學。</text:p>
                    </text:list-item>
                  </text:list>
                </text:list-item>
                <text:list-item>
                  <text:p text:style-name="P85">抽象例子。</text:p>
                  <text:list>
                    <text:list-item>
                      <text:p text:style-name="P85"><text:span text:style-name="T94">時域</text:span><text:span text:style-name="T149">方程式 </text:span>→<text:span text:style-name="T150">（</text:span><text:span text:style-name="T94">傅立葉轉換）</text:span>→ <text:span text:style-name="T94">頻域</text:span><text:span text:style-name="T149">方程式</text:span>。</text:p>
                    </text:list-item>
                    <text:list-item>
                      <text:p text:style-name="P85">使用 積分 計算 <text:span text:style-name="T94">頻域</text:span><text:span text:style-name="T149">方程式</text:span>。</text:p>
                    </text:list-item>
                    <text:list-item>
                      <text:p text:style-name="P85"><text:span text:style-name="T94">頻域</text:span><text:span text:style-name="T150">方程式 </text:span>→<text:span text:style-name="T150">（</text:span>反<text:span text:style-name="T94">傅立葉轉換）</text:span>→ <text:span text:style-name="T94">時域</text:span><text:span text:style-name="T149">方程式</text:span>。</text:p>
                    </text:list-item>
                  </text:list>
                </text:list-item>
              </text:list>
            </text:list-item>
            <text:list-item>
              <text:p text:style-name="P251">哲學家。</text:p>
              <text:list>
                <text:list-item>
                  <text:p text:style-name="P252">哲學家（通常）主要 思考、批判（感測到的）當下的 時空背景。</text:p>
                  <text:list>
                    <text:list-item>
                      <text:p text:style-name="P253">時空背景 的 明顯例子，思想、言論、風氣、習俗、宗教、科技、社會、文化、文明。</text:p>
                    </text:list-item>
                  </text:list>
                </text:list-item>
                <text:list-item>
                  <text:p text:style-name="P254">哲學家（通常）次要 思考、批判（傳承到的）過去的 時空背景。</text:p>
                </text:list-item>
                <text:list-item>
                  <text:p text:style-name="P254">哲學家（通常）再次要 思考、批判（假想到的）未來的 時空背景。</text:p>
                </text:list-item>
              </text:list>
            </text:list-item>
          </text:list>
        </text:list-item>
        <text:list-item>
          <text:p text:style-name="P81"><text:bookmark-start text:name="最短距離"/>最短距離<text:bookmark-end text:name="最短距離"/></text:p>
          <text:list>
            <text:list-item>
              <text:p text:style-name="P81">明顯例子。</text:p>
              <text:list>
                <text:list-item>
                  <text:p text:style-name="P89">（沒有意識 的）光 不會走 全域型最短距離。</text:p>
                </text:list-item>
                <text:list-item>
                  <text:p text:style-name="P81">（沒有意識 的）光 會走 區域型最短距離。</text:p>
                </text:list-item>
                <text:list-item>
                  <text:p text:style-name="P81">明顯例子，假定，某一特定個體 在 某一特定傾斜面 上面。</text:p>
                  <text:list>
                    <text:list-item>
                      <text:p text:style-name="P81">假定，以 該傾斜面的 中心 為 座標系零點。</text:p>
                    </text:list-item>
                    <text:list-item>
                      <text:p text:style-name="P90"><text:span text:style-name="T27">假定，在 </text:span><text:span text:style-name="T19">XY平面的 </text:span><text:span text:style-name="T170">θ</text:span><text:span text:style-name="T29">度</text:span><text:span text:style-name="T170">，傾斜面的（XZ平面）傾斜角度 是（-θ）度</text:span>。</text:p>
                      <text:list>
                        <text:list-item>
                          <text:p text:style-name="P91"><text:span text:style-name="T172">90 </text:span><text:span text:style-name="T181">≥</text:span><text:span text:style-name="T172"> </text:span><text:span text:style-name="T170">θ </text:span><text:span text:style-name="T181">≥</text:span><text:span text:style-name="T172"> 0</text:span>。</text:p>
                        </text:list-item>
                        <text:list-item>
                          <text:p text:style-name="P90">明顯例子，<text:span text:style-name="T27">在 </text:span><text:span text:style-name="T19">XY平面的</text:span> <text:span text:style-name="T98">0</text:span><text:span text:style-name="T170">度，傾斜面的（XZ平面）傾斜角度 是 </text:span><text:span text:style-name="T171">0</text:span><text:span text:style-name="T170">度、水平面</text:span>。</text:p>
                        </text:list-item>
                      </text:list>
                    </text:list-item>
                    <text:list-item>
                      <text:p text:style-name="P92"><text:span text:style-name="T27">假定，在 </text:span><text:span text:style-name="T19">XY平面的 </text:span><text:span text:style-name="T170">θ</text:span><text:span text:style-name="T29">度</text:span><text:span text:style-name="T170">，傾斜面的（XZ平面）傾斜角度 是 </text:span><text:span text:style-name="T171">0</text:span><text:span text:style-name="T170">度</text:span>。</text:p>
                      <text:list>
                        <text:list-item>
                          <text:p text:style-name="P255"><text:span text:style-name="T17">360 &gt; </text:span><text:span text:style-name="T99">θ </text:span><text:span text:style-name="T100">&gt;</text:span><text:span text:style-name="T172"> </text:span><text:span text:style-name="T169">90</text:span>。</text:p>
                        </text:list-item>
                        <text:list-item>
                          <text:p text:style-name="P93">假定，該個體 從<text:span text:style-name="T19">（XY平面 的）</text:span><text:span text:style-name="T30">90</text:span><text:span text:style-name="T179">度（附近）往下滑</text:span>。</text:p>
                          <text:list>
                            <text:list-item>
                              <text:p text:style-name="P94">該個體 走 區域型最短路徑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5"><text:span text:style-name="T27">假定，</text:span><text:span text:style-name="T28">該傾斜面的 高度 是 10000公尺</text:span>。</text:p>
                      <text:list>
                        <text:list-item>
                          <text:p text:style-name="P96">假定，<text:span text:style-name="T31">100</text:span><text:span text:style-name="T180">公</text:span><text:span text:style-name="T28">尺(以下)</text:span><text:span text:style-name="T27">，在 </text:span><text:span text:style-name="T19">XY平面的 </text:span><text:span text:style-name="T170">θ</text:span><text:span text:style-name="T29">度</text:span><text:span text:style-name="T170">，傾斜面的</text:span><text:span text:style-name="T28">(</text:span><text:span text:style-name="T170">XZ平面</text:span><text:span text:style-name="T28">)</text:span><text:span text:style-name="T170">傾斜角度 是 -</text:span><text:span text:style-name="T173">90</text:span><text:span text:style-name="T170">度</text:span>。</text:p>
                          <text:list>
                            <text:list-item>
                              <text:p text:style-name="P97"><text:span text:style-name="T174">30</text:span><text:span text:style-name="T172"> </text:span><text:span text:style-name="T181">≥</text:span><text:span text:style-name="T172"> </text:span><text:span text:style-name="T170">θ </text:span><text:span text:style-name="T181">≥</text:span><text:span text:style-name="T172"> 0</text:span>。</text:p>
                            </text:list-item>
                          </text:list>
                        </text:list-item>
                        <text:list-item>
                          <text:p text:style-name="P96">假定，<text:span text:style-name="T31">100</text:span><text:span text:style-name="T180">公</text:span><text:span text:style-name="T28">尺(以下)</text:span><text:span text:style-name="T27">，在 </text:span><text:span text:style-name="T19">XY平面的 </text:span><text:span text:style-name="T170">θ</text:span><text:span text:style-name="T29">度</text:span><text:span text:style-name="T170">，傾斜面的</text:span><text:span text:style-name="T28">(</text:span><text:span text:style-name="T170">XZ平面</text:span><text:span text:style-name="T28">)</text:span><text:span text:style-name="T170">傾斜角度 是 </text:span><text:span text:style-name="T175">10</text:span><text:span text:style-name="T170">度</text:span>。</text:p>
                          <text:list>
                            <text:list-item>
                              <text:p text:style-name="P98"><text:span text:style-name="T174">60</text:span><text:span text:style-name="T172"> </text:span><text:span text:style-name="T181">≥</text:span><text:span text:style-name="T172"> </text:span><text:span text:style-name="T170">θ </text:span><text:span text:style-name="T181">&gt;</text:span><text:span text:style-name="T172"> </text:span><text:span text:style-name="T174">3</text:span><text:span text:style-name="T172">0</text:span>。</text:p>
                            </text:list-item>
                          </text:list>
                        </text:list-item>
                        <text:list-item>
                          <text:p text:style-name="P96">假定，<text:span text:style-name="T31">100</text:span><text:span text:style-name="T180">公</text:span><text:span text:style-name="T28">尺(以下)</text:span><text:span text:style-name="T27">，在 </text:span><text:span text:style-name="T19">XY平面的 </text:span><text:span text:style-name="T170">θ</text:span><text:span text:style-name="T29">度</text:span><text:span text:style-name="T170">，傾斜面的</text:span><text:span text:style-name="T28">(</text:span><text:span text:style-name="T170">XZ平面</text:span><text:span text:style-name="T28">)</text:span><text:span text:style-name="T170">傾斜角度 是 -</text:span><text:span text:style-name="T178">2</text:span><text:span text:style-name="T175">0</text:span><text:span text:style-name="T170">度</text:span>。</text:p>
                          <text:list>
                            <text:list-item>
                              <text:p text:style-name="P98"><text:span text:style-name="T176">75</text:span><text:span text:style-name="T172"> </text:span><text:span text:style-name="T181">≥</text:span><text:span text:style-name="T172"> </text:span><text:span text:style-name="T170">θ </text:span><text:span text:style-name="T181">&gt;</text:span><text:span text:style-name="T172"> </text:span><text:span text:style-name="T177">60</text:span>。</text:p>
                            </text:list-item>
                          </text:list>
                        </text:list-item>
                        <text:list-item>
                          <text:p text:style-name="P99"><text:span text:style-name="T27">假定，在 </text:span><text:span text:style-name="T19">XY平面的 </text:span><text:span text:style-name="T170">θ</text:span><text:span text:style-name="T29">度</text:span><text:span text:style-name="T170">，傾斜面的（XZ平面）傾斜角度 是 -</text:span><text:span text:style-name="T175">10</text:span><text:span text:style-name="T170">度</text:span>。</text:p>
                          <text:list>
                            <text:list-item>
                              <text:p text:style-name="P256"><text:span text:style-name="T17">360 &gt; </text:span><text:span text:style-name="T99">θ </text:span><text:span text:style-name="T181">&gt;</text:span><text:span text:style-name="T172"> </text:span><text:span text:style-name="T176">75</text:span>。</text:p>
                            </text:list-item>
                          </text:list>
                        </text:list-item>
                        <text:list-item>
                          <text:p text:style-name="P100">假定，在 <text:span text:style-name="T28">高度 是 10000公尺，</text:span>該個體 從<text:span text:style-name="T19">（XY平面 的）</text:span><text:span text:style-name="T30">90</text:span><text:span text:style-name="T179">度（附近）往下滑</text:span>。</text:p>
                          <text:list>
                            <text:list-item>
                              <text:p text:style-name="P101">假定，在 <text:span text:style-name="T28">高度 </text:span><text:span text:style-name="T31">100</text:span><text:span text:style-name="T28">公尺（以下），</text:span>該個體 從<text:span text:style-name="T19">（XY平面 的）</text:span><text:span text:style-name="T34">9</text:span><text:span text:style-name="T32">0度 移動到 </text:span><text:span text:style-name="T35">75</text:span><text:span text:style-name="T179">度</text:span>。</text:p>
                            </text:list-item>
                            <text:list-item>
                              <text:p text:style-name="P102">假定，在 <text:span text:style-name="T28">高度 </text:span><text:span text:style-name="T31">100</text:span><text:span text:style-name="T28">公尺（以下），</text:span>該個體 從<text:span text:style-name="T19">（XY平面 的）</text:span><text:span text:style-name="T36">75</text:span><text:span text:style-name="T32">度~</text:span><text:span text:style-name="T36">6</text:span><text:span text:style-name="T33">0</text:span><text:span text:style-name="T179">度 往下滑</text:span>。</text:p>
                              <text:list>
                                <text:list-item>
                                  <text:p text:style-name="P103">該個體 走 區域型最短路徑。</text:p>
                                </text:list-item>
                                <text:list-item>
                                  <text:p text:style-name="P104">明顯例子，沒有意識的、本能和傳承還不夠高的 光 <text:span text:style-name="T145">↔</text:span> 該個體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05">假定，在 <text:span text:style-name="T28">高度 是 10000公尺，</text:span>該個體 從<text:span text:style-name="T19">（XY平面 的）</text:span><text:span text:style-name="T30">90</text:span><text:span text:style-name="T179">度（附近）往下滑</text:span>。</text:p>
                          <text:list>
                            <text:list-item>
                              <text:p text:style-name="P106">假定，在 <text:span text:style-name="T28">高度 </text:span><text:span text:style-name="T31">100</text:span><text:span text:style-name="T28">公尺（以上），</text:span>該個體 從<text:span text:style-name="T19">（XY平面 的）</text:span><text:span text:style-name="T34">9</text:span><text:span text:style-name="T32">0度 移動到 </text:span><text:span text:style-name="T33">30</text:span><text:span text:style-name="T179">度</text:span>。</text:p>
                            </text:list-item>
                            <text:list-item>
                              <text:p text:style-name="P106">假定，在 <text:span text:style-name="T28">高度 </text:span><text:span text:style-name="T31">100</text:span><text:span text:style-name="T28">公尺（以下），</text:span>該個體 從<text:span text:style-name="T19">（XY平面 的）</text:span><text:span text:style-name="T32">0度~</text:span><text:span text:style-name="T33">30</text:span><text:span text:style-name="T179">度 往下滑</text:span>。</text:p>
                              <text:list>
                                <text:list-item>
                                  <text:p text:style-name="P107">該個體 走 全域型最短路徑。</text:p>
                                </text:list-item>
                                <text:list-item>
                                  <text:p text:style-name="P108">明顯例子，有意識的、本能和傳承足夠高的 光 <text:span text:style-name="T145">↔</text:span> 該個體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1">明顯例子，假定，某一特定個體 玩 溜滑梯。</text:p>
                  <text:list>
                    <text:list-item>
                      <text:p text:style-name="P81">假定，有<text:span text:style-name="T19"> </text:span><text:span text:style-name="T25">10000個</text:span><text:span text:style-name="T167"> 溜滑梯 可以選擇。</text:span></text:p>
                    </text:list-item>
                    <text:list-item>
                      <text:p text:style-name="P81">假定，每一個 流滑梯的 入口的 高度 都在<text:span text:style-name="T19"> </text:span><text:span text:style-name="T26">10000</text:span><text:span text:style-name="T168">公尺。</text:span></text:p>
                    </text:list-item>
                    <text:list-item>
                      <text:p text:style-name="P81">假定，每一個 溜滑梯的 出口 都在<text:span text:style-name="T19"> </text:span><text:span text:style-name="T26">0公尺</text:span><text:span text:style-name="T168">、地平面</text:span>。</text:p>
                    </text:list-item>
                    <text:list-item>
                      <text:p text:style-name="P81">假定，每一個 溜滑梯 都是 連續、沒有斷裂。</text:p>
                    </text:list-item>
                    <text:list-item>
                      <text:p text:style-name="P81">假定，該個體 只看得到（每一個 溜滑梯的）入口的 傾斜度。</text:p>
                      <text:list>
                        <text:list-item>
                          <text:p text:style-name="P81">假定，該個體 選擇 入口（的）傾斜度 最高的 溜滑梯。</text:p>
                          <text:list>
                            <text:list-item>
                              <text:p text:style-name="P81">該個體 走 區域型最短路徑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1">假定，該個體 看得到（每一個 溜滑梯的）路徑長。</text:p>
                      <text:list>
                        <text:list-item>
                          <text:p text:style-name="P81">假定，該個體 選擇 路徑長 最短的 溜滑梯。</text:p>
                          <text:list>
                            <text:list-item>
                              <text:p text:style-name="P81">該個體 走 全域型最短路徑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35"><text:bookmark-start text:name="平衡"/>平衡<text:bookmark-end text:name="平衡"/></text:p>
          <text:list>
            <text:list-item>
              <text:p text:style-name="P81">明顯例子，力平衡。</text:p>
              <text:list>
                <text:list-item>
                  <text:p text:style-name="P109">平衡、尺度。</text:p>
                  <text:list>
                    <text:list-item>
                      <text:p text:style-name="P336"><text:span text:style-name="T153">力平衡，力 在 </text:span>古典尺度<text:span text:style-name="T153">、宏觀尺度 靜力平衡、</text:span>靜止<text:span text:style-name="T153">狀態</text:span>。</text:p>
                    </text:list-item>
                    <text:list-item>
                      <text:p text:style-name="P335"><text:span text:style-name="T153">力平衡，力 在 </text:span>微觀尺度<text:span text:style-name="T153"> 運動、</text:span>交互作用。</text:p>
                      <text:list>
                        <text:list-item>
                          <text:p text:style-name="P81">運動 的 明顯例子，震動、移動、旋轉。</text:p>
                        </text:list-item>
                        <text:list-item>
                          <text:p text:style-name="P81">交互作用 的 明顯例子，兩個個體 互相 接觸、碰撞、彈射、傳遞能量、傳遞宗量。</text:p>
                        </text:list-item>
                      </text:list>
                    </text:list-item>
                    <text:list-item>
                      <text:p text:style-name="P81">明顯例子，假定，石頭 靜止不動。</text:p>
                      <text:list>
                        <text:list-item>
                          <text:p text:style-name="P81">石頭（仍然）擁有 力個體。</text:p>
                        </text:list-item>
                        <text:list-item>
                          <text:p text:style-name="P81">石頭 蘊含的 力（仍然）在 運動、交互作用。</text:p>
                        </text:list-item>
                      </text:list>
                    </text:list-item>
                  </text:list>
                </text:list-item>
                <text:list-item>
                  <text:p text:style-name="P110">力平衡。</text:p>
                  <text:list>
                    <text:list-item>
                      <text:p text:style-name="P111">力平衡 <text:span text:style-name="T141">↔</text:span><text:span text:style-name="T182"> 宇宙恆定論、宇宙靜止不動論</text:span>。</text:p>
                    </text:list-item>
                    <text:list-item>
                      <text:p text:style-name="P112">力不平衡 <text:span text:style-name="T141">↔</text:span><text:span text:style-name="T182"> 宇宙膨脹論、宇宙收縮論</text:span>。</text:p>
                    </text:list-item>
                    <text:list-item>
                      <text:p text:style-name="P113">力 有機率 平衡、不平衡 <text:span text:style-name="T141">↔</text:span><text:span text:style-name="T182"> 宇宙個體論、個體宇宙觀</text:span>。</text:p>
                      <text:list>
                        <text:list-item>
                          <text:p text:style-name="P318">（<text:span text:style-name="T182">個體宇宙觀 的 相關描述在 </text:span><text:span text:style-name="T160">新生之書</text:span><text:span text:style-name="T182">的 </text:span><text:span text:style-name="T160">_</text:span><text:span text:style-name="T182"> 文件群的 </text:span><text:span text:style-name="T160">宇宙觀</text:span>）</text:p>
                        </text:list-item>
                        <text:list-item>
                          <text:p text:style-name="P114">明顯例子，石頭 有機率 靜止不動、等速運動、變速運動、慢速運動、高速運動。</text:p>
                          <text:list>
                            <text:list-item>
                              <text:p text:style-name="P114">力 有機率 離開 石頭，進入 動物、植物、靜物。</text:p>
                            </text:list-item>
                            <text:list-item>
                              <text:p text:style-name="P114">動物、植物、靜物 有機率蘊含 力。</text:p>
                              <text:list>
                                <text:list-item>
                                  <text:p text:style-name="P115">動物、植物、靜物 <text:span text:style-name="T141">↔</text:span><text:span text:style-name="T182"> </text:span><text:span text:style-name="T17">&lt;?</text:span><text:span text:style-name="T105">a</text:span><text:span text:style-name="T104">&gt;</text:span>。</text:p>
                                </text:list-item>
                                <text:list-item>
                                  <text:p text:style-name="P115">力 <text:span text:style-name="T141">↔</text:span><text:span text:style-name="T182"> </text:span><text:span text:style-name="T17">&lt;?</text:span><text:span text:style-name="T105">b</text:span><text:span text:style-name="T104">&gt;</text:span><text:span text:style-name="T183">個體。</text:span></text:p>
                                  <text:list>
                                    <text:list-item>
                                      <text:p text:style-name="P257"><text:span text:style-name="T17">n </text:span><text:span text:style-name="T100">≥</text:span><text:span text:style-name="T17"> a </text:span><text:span text:style-name="T100">&gt; b</text:span><text:span text:style-name="T17"> </text:span><text:span text:style-name="T100">≥</text:span><text:span text:style-name="T17"> u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6"><text:span text:style-name="T17">假定，&lt;?</text:span><text:span text:style-name="T105">a</text:span><text:span text:style-name="T104">&gt;個體</text:span> 觀測<text:span text:style-name="T19"> &lt;?b&gt;個體</text:span>。</text:p>
              <text:list>
                <text:list-item>
                  <text:p text:style-name="P116">假定，<text:span text:style-name="T19">尺度，&lt;?</text:span><text:span text:style-name="T37">a&gt;個體 遠遠大於 &lt;?b&gt;個體</text:span>。</text:p>
                </text:list-item>
                <text:list-item>
                  <text:p text:style-name="P116">假定<text:span text:style-name="T19">，&lt;?</text:span><text:span text:style-name="T39">a&gt;個體 認定，&lt;?b&gt;個體 蘊含 &lt;?c&gt;個體</text:span><text:span text:style-name="T184">。</text:span></text:p>
                </text:list-item>
                <text:list-item>
                  <text:p text:style-name="P117">假定，<text:span text:style-name="T19">&lt;?</text:span><text:span text:style-name="T37">a&gt;個體 </text:span><text:span text:style-name="T38">有機率 </text:span>宏觀尺度型認定、<text:span text:style-name="T38">古典尺度型認定</text:span> <text:span text:style-name="T37">&lt;?b&gt;個體 &lt;?</text:span><text:span text:style-name="T39">c&gt;</text:span><text:span text:style-name="T37">平衡、靜止不動</text:span>。</text:p>
                  <text:list>
                    <text:list-item>
                      <text:p text:style-name="P118"><text:span text:style-name="T19">&lt;?</text:span><text:span text:style-name="T40">b</text:span><text:span text:style-name="T19">&gt;個</text:span>體（仍然）有機率有 生命、文明。</text:p>
                      <text:list>
                        <text:list-item>
                          <text:p text:style-name="P119"><text:span text:style-name="T42">某一特定</text:span><text:span text:style-name="T19">個</text:span>體<text:span text:style-name="T37"> </text:span><text:span text:style-name="T38">有機率認定，</text:span><text:span text:style-name="T19">&lt;?</text:span><text:span text:style-name="T40">b</text:span><text:span text:style-name="T19">&gt;個</text:span>體 是 有生命的個體<text:span text:style-name="T19">。</text:span></text:p>
                          <text:list>
                            <text:list-item>
                              <text:p text:style-name="P120"><text:span text:style-name="T19">該個體 的 明顯例子，&lt;?</text:span><text:span text:style-name="T37">a&gt;個體、</text:span><text:span text:style-name="T19">&lt;?</text:span><text:span text:style-name="T40">b</text:span><text:span text:style-name="T19">&gt;個</text:span>體、<text:span text:style-name="T19">&lt;?</text:span><text:span text:style-name="T41">c</text:span><text:span text:style-name="T19">&gt;個</text:span>體、人類個體<text:span text:style-name="T19">。</text:span></text:p>
                            </text:list-item>
                            <text:list-item>
                              <text:p text:style-name="P119"><text:span text:style-name="T19">該個</text:span>體<text:span text:style-name="T37"> </text:span><text:span text:style-name="T38">有機率認定，</text:span><text:span text:style-name="T19">&lt;?</text:span><text:span text:style-name="T40">b</text:span><text:span text:style-name="T19">&gt;個</text:span>體 有 生命（跡象）。</text:p>
                            </text:list-item>
                            <text:list-item>
                              <text:p text:style-name="P121"><text:span text:style-name="T19">該個</text:span>體<text:span text:style-name="T37"> </text:span><text:span text:style-name="T38">有機率認定，</text:span><text:span text:style-name="T19">&lt;?</text:span><text:span text:style-name="T40">b</text:span><text:span text:style-name="T19">&gt;個</text:span>體 裡面（蘊含、包覆、擁有）有 生命、意識、文明。</text:p>
                            </text:list-item>
                          </text:list>
                        </text:list-item>
                        <text:list-item>
                          <text:p text:style-name="P122"><text:span text:style-name="T42">某一特定</text:span><text:span text:style-name="T19">個</text:span>體<text:span text:style-name="T37"> </text:span><text:span text:style-name="T38">有機率認定，</text:span><text:span text:style-name="T19">&lt;?</text:span><text:span text:style-name="T40">b</text:span><text:span text:style-name="T19">&gt;個</text:span>體 不是 有生命的個體<text:span text:style-name="T19">。</text:span></text:p>
                        </text:list-item>
                      </text:list>
                    </text:list-item>
                    <text:list-item>
                      <text:p text:style-name="P123"><text:span text:style-name="T39">&lt;?c&gt;個體</text:span>（仍然）<text:span text:style-name="T39">有機率有 生命、文明</text:span>。</text:p>
                      <text:list>
                        <text:list-item>
                          <text:p text:style-name="P124"><text:span text:style-name="T19">某一特定個</text:span>體<text:span text:style-name="T37"> </text:span><text:span text:style-name="T38">有機率認定，</text:span><text:span text:style-name="T39">&lt;?c&gt;個體</text:span> 是 生命、文明<text:span text:style-name="T19">。</text:span></text:p>
                          <text:list>
                            <text:list-item>
                              <text:p text:style-name="P125"><text:span text:style-name="T19">該個</text:span>體<text:span text:style-name="T37"> </text:span><text:span text:style-name="T38">有機率認定，</text:span><text:span text:style-name="T39">&lt;?c&gt;個體</text:span> 是 有生命的個體<text:span text:style-name="T19">。</text:span></text:p>
                              <text:list>
                                <text:list-item>
                                  <text:p text:style-name="P126"><text:span text:style-name="T19">該個體</text:span><text:span text:style-name="T37"> </text:span><text:span text:style-name="T38">有機率認定，</text:span><text:span text:style-name="T39">&lt;?c&gt;個體</text:span><text:span text:style-name="T19"> 是 有生命的個體、有意識的個體、文明個體。</text:span></text:p>
                                </text:list-item>
                              </text:list>
                            </text:list-item>
                            <text:list-item>
                              <text:p text:style-name="P127"><text:span text:style-name="T19">該個</text:span>體<text:span text:style-name="T37"> </text:span><text:span text:style-name="T38">有機率認定，</text:span><text:span text:style-name="T19">&lt;?</text:span><text:span text:style-name="T43">c</text:span><text:span text:style-name="T19">&gt;個</text:span>體 有 生命（跡象）<text:span text:style-name="T19">。</text:span></text:p>
                            </text:list-item>
                            <text:list-item>
                              <text:p text:style-name="P126"><text:span text:style-name="T19">該個</text:span>體<text:span text:style-name="T37"> </text:span><text:span text:style-name="T38">有機率認定，</text:span><text:span text:style-name="T19">&lt;?</text:span><text:span text:style-name="T44">c</text:span><text:span text:style-name="T19">&gt;個</text:span>體 裡面（蘊含、包覆、擁有）有 生命、意識、文明。</text:p>
                            </text:list-item>
                          </text:list>
                        </text:list-item>
                        <text:list-item>
                          <text:p text:style-name="P122"><text:span text:style-name="T19">某一特定個</text:span>體<text:span text:style-name="T37"> </text:span><text:span text:style-name="T38">有機率認定，</text:span><text:span text:style-name="T39">&lt;?c&gt;個體</text:span> 不是 生命、文明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2">明顯例子，宏觀尺度，人體 靜止不動。</text:p>
              <text:list>
                <text:list-item>
                  <text:p text:style-name="P122">古典尺度，人體 呼吸起伏。</text:p>
                </text:list-item>
                <text:list-item>
                  <text:p text:style-name="P122">微觀尺度，紅血球 在 血液循環系統 運動。</text:p>
                </text:list-item>
                <text:list-item>
                  <text:p text:style-name="P128">假定，某一特定個體 觀測 人體。</text:p>
                  <text:list>
                    <text:list-item>
                      <text:p text:style-name="P128">該個體 有機率宏觀尺度型認定，人體 不是 生命、文明。</text:p>
                      <text:list>
                        <text:list-item>
                          <text:p text:style-name="P128">該個體 有機率宏觀尺度認定，人體 是 一個靜止不動的點、無法觀測到的存在。</text:p>
                        </text:list-item>
                        <text:list-item>
                          <text:p text:style-name="P129">該個體 有機率宏觀尺度認定，人體 是（人類 認定的）量子。</text:p>
                        </text:list-item>
                        <text:list-item>
                          <text:p text:style-name="P130">該個體 有機率宏觀尺度認定，研究 人體的 存在、變化 <text:span text:style-name="T19">是 (人類 認定的)</text:span>量子力學。</text:p>
                          <text:list>
                            <text:list-item>
                              <text:p text:style-name="P131">該個體 有機率宏觀尺度認定，人體的 姿勢 是（人類 認定的）量子疊加態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8">該個體 有機率古典尺度型認定，人體 是 生命，人體 不是 文明。</text:p>
                    </text:list-item>
                    <text:list-item>
                      <text:p text:style-name="P132">該個體 有機率微觀尺度型認定，人體 是 生命、文明。</text:p>
                      <text:list>
                        <text:list-item>
                          <text:p text:style-name="P128">該個體 有機率微觀尺度型認定，細胞群 形成（名稱是 人體 的）生命、文明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37"><text:bookmark-start text:name="波、粒子"/>波、粒子<text:bookmark-end text:name="波、粒子"/></text:p>
          <text:list>
            <text:list-item>
              <text:p text:style-name="P338">波 是<text:span text:style-name="T153"> 單一粒子、一群粒子、某一特定個體 的 </text:span>變化。</text:p>
              <text:list>
                <text:list-item>
                  <text:p text:style-name="P133">變化 的 明顯例子，（微觀尺度）粒子 隨著 時間流逝 變化 <text:span text:style-name="T146">↔</text:span><text:span text:style-name="T190">（古典尺度、宏觀尺度）波</text:span>。</text:p>
                  <text:list>
                    <text:list-item>
                      <text:p text:style-name="P133">明顯例子，（微觀尺度）粒子 沒有隨著 時間流逝 變化 <text:span text:style-name="T146">↔</text:span><text:span text:style-name="T190">（古典尺度</text:span><text:span text:style-name="T55">）0（Hz</text:span><text:span text:style-name="T190">）的波</text:span>。</text:p>
                    </text:list-item>
                  </text:list>
                </text:list-item>
                <text:list-item>
                  <text:p text:style-name="P134">變化 的 明顯例子，（微觀尺度）粒子 隨著 空間移動 變化 <text:span text:style-name="T146">↔</text:span><text:span text:style-name="T190">（古典尺度、宏觀尺度）波</text:span>。</text:p>
                </text:list-item>
              </text:list>
            </text:list-item>
            <text:list-item>
              <text:p text:style-name="P339">粒子 是<text:span text:style-name="T153"> 單一粒子、一群粒子、某一特定個體 的 </text:span>存在。</text:p>
              <text:list>
                <text:list-item>
                  <text:p text:style-name="P135">單一粒子 是 位在相同時空的 單一 靜止粒子、頻率粒子。</text:p>
                  <text:list>
                    <text:list-item>
                      <text:p text:style-name="P136">單一靜止粒子 是 位在相同時空的 只有存在、沒有變化 的 粒子。</text:p>
                      <text:list>
                        <text:list-item>
                          <text:p text:style-name="P137">相同時空 是 同一個位置點、同一個時間點。</text:p>
                        </text:list-item>
                        <text:list-item>
                          <text:p text:style-name="P138">單一靜止粒子 是 以<text:span text:style-name="T53">0（Hz）震動、</text:span><text:span text:style-name="T54">沒有震動 </text:span><text:span text:style-name="T53">的 個體</text:span>。</text:p>
                        </text:list-item>
                      </text:list>
                    </text:list-item>
                    <text:list-item>
                      <text:p text:style-name="P139">單一頻率粒子 是 位在相同時空的 有存在、有變化 的 粒子。</text:p>
                      <text:list>
                        <text:list-item>
                          <text:p text:style-name="P138">單一頻率粒子 是 單一型頻率粒子、複合型頻率粒子。</text:p>
                          <text:list>
                            <text:list-item>
                              <text:p text:style-name="P138">單一型頻率粒子 的 明顯例子，以 <text:span text:style-name="T53">1（Hz）震動的 個體</text:span>。</text:p>
                            </text:list-item>
                            <text:list-item>
                              <text:p text:style-name="P138">複合型頻率粒子 的 明顯例子，以（<text:span text:style-name="T53">1（Hz）、10000（Hz））震動的 個體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35">一群粒子 是 分佈在不同 空間、時間 的 一群 靜止粒子、頻率粒子。</text:p>
                  <text:list>
                    <text:list-item>
                      <text:p text:style-name="P140">一群靜止粒子 是 分佈在不同 空間、時間 的 一群 單一靜止粒子。</text:p>
                    </text:list-item>
                    <text:list-item>
                      <text:p text:style-name="P140">一群頻率粒子 是 分佈在不同 空間、時間 的 一群 單一頻率粒子。</text:p>
                    </text:list-item>
                  </text:list>
                </text:list-item>
                <text:list-item>
                  <text:p text:style-name="P140">明顯例子，某一特定粒子 擁有 一群頻率粒子。</text:p>
                  <text:list>
                    <text:list-item>
                      <text:p text:style-name="P141">抽象例子，分形。</text:p>
                    </text:list-item>
                  </text:list>
                </text:list-item>
                <text:list-item>
                  <text:p text:style-name="P141">明顯例子，某一特定粒子 擁有 波、粒子。</text:p>
                  <text:list>
                    <text:list-item>
                      <text:p text:style-name="P142">抽象例子，分形。</text:p>
                    </text:list-item>
                  </text:list>
                </text:list-item>
                <text:list-item>
                  <text:p text:style-name="P142">已知，變化 基於、根基是 存在。</text:p>
                  <text:list>
                    <text:list-item>
                      <text:p text:style-name="P142">波 基於、根基是 粒子。</text:p>
                    </text:list-item>
                  </text:list>
                </text:list-item>
              </text:list>
            </text:list-item>
            <text:list-item>
              <text:p text:style-name="P340"><text:span text:style-name="T153">明顯例子，</text:span>假定，<text:span text:style-name="T153">某一特定</text:span>個體 擁有 粒子群。</text:p>
              <text:list>
                <text:list-item>
                  <text:p text:style-name="P143">粒子群 之間的 交互作用。</text:p>
                  <text:list>
                    <text:list-item>
                      <text:p text:style-name="P340">粒子群<text:span text:style-name="T153"> 之間的 交互作用 </text:span>越相依<text:span text:style-name="T153">反應</text:span>，該個體 越像 波<text:span text:style-name="T153">、一個個體</text:span>。</text:p>
                    </text:list-item>
                    <text:list-item>
                      <text:p text:style-name="P340">粒子群<text:span text:style-name="T153"> 之間的 交互作用 </text:span>越獨立<text:span text:style-name="T153">反應</text:span>，該個體 越像 粒子<text:span text:style-name="T153">、多個個體、一個個體</text:span>。</text:p>
                    </text:list-item>
                  </text:list>
                </text:list-item>
                <text:list-item>
                  <text:p text:style-name="P144">粒子群 之間的 交互作用。</text:p>
                  <text:list>
                    <text:list-item>
                      <text:p text:style-name="P145">粒子群 之間的 交互作用 越過於弱、越過於鬆散、越獨立反應，該個體 越像 多個粒子。</text:p>
                      <text:list>
                        <text:list-item>
                          <text:p text:style-name="P146">該個體 越像 多個粒子（組成的 個體）、多顆物體、多個點。</text:p>
                        </text:list-item>
                        <text:list-item>
                          <text:p text:style-name="P145">明顯例子，氫原子、水分子。</text:p>
                        </text:list-item>
                      </text:list>
                    </text:list-item>
                    <text:list-item>
                      <text:p text:style-name="P147">粒子群 之間的 交互作用 越適度強弱、越適度鬆緊、越相依反應，該個體 越像 波、場。</text:p>
                      <text:list>
                        <text:list-item>
                          <text:p text:style-name="P148">該個體 越像 連續體、連綿不斷的個體、一團渾然一體的個體、一團物體、線、面。</text:p>
                          <text:list>
                            <text:list-item>
                              <text:p text:style-name="P148">一團物體 的 明顯例子，一團布。</text:p>
                              <text:list>
                                <text:list-item>
                                  <text:p text:style-name="P149">把 布 拿起來 →<text:span text:style-name="T202">（布 蘊含的）</text:span>力（相對）緩慢、延時<text:span text:style-name="T202">（</text:span><text:span text:style-name="T19">在 布 裡面</text:span><text:span text:style-name="T202">）</text:span>傳遞。</text:p>
                                </text:list-item>
                                <text:list-item>
                                  <text:p text:style-name="P150">把 布 拿起來 →<text:span text:style-name="T202">（布的 內在物質 蘊含的）</text:span>力<text:span text:style-name="T19">(</text:span>相對<text:span text:style-name="T19">)</text:span>緩慢<text:span text:style-name="T19">(在 布 裡面)</text:span>傳遞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51">明顯例子，力、水波、引力場。</text:p>
                        </text:list-item>
                      </text:list>
                    </text:list-item>
                    <text:list-item>
                      <text:p text:style-name="P145">粒子群 之間的 交互作用 越過於強、越過於緊密、越獨立反應，該個體 越像 一個粒子。</text:p>
                      <text:list>
                        <text:list-item>
                          <text:p text:style-name="P152">該個體 越像 一個粒子（組成的 個體）、一顆渾然一體的個體、一顆物體、一個點。</text:p>
                          <text:list>
                            <text:list-item>
                              <text:p text:style-name="P152">一顆物體 的 明顯例子，一顆釘子。</text:p>
                              <text:list>
                                <text:list-item>
                                  <text:p text:style-name="P153">把 釘子 拿起來 →<text:span text:style-name="T202">（釘子 蘊含的）</text:span>力<text:span text:style-name="T19">(相對)快速、瞬時(在 釘子 裡面)</text:span>傳遞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54">明顯例子，光、電子、波色子。</text:p>
                        </text:list-item>
                      </text:list>
                    </text:list-item>
                  </text:list>
                </text:list-item>
                <text:list-item>
                  <text:p text:style-name="P155">粒子群 之間的 黏性、黏著力、強力。</text:p>
                  <text:list>
                    <text:list-item>
                      <text:p text:style-name="P155">粒子群 之間的 黏性 越過於弱、越過於鬆散、越獨立反應，該個體 越像 多個粒子。</text:p>
                    </text:list-item>
                    <text:list-item>
                      <text:p text:style-name="P155">粒子群 之間的 黏性 越適度強弱、越適度鬆緊、越相依反應，該個體 越像 波。</text:p>
                    </text:list-item>
                    <text:list-item>
                      <text:p text:style-name="P155">粒子群 之間的 黏性 越過於強、越過於緊密、越獨立反應，該個體 越像 一個粒子。</text:p>
                    </text:list-item>
                  </text:list>
                </text:list-item>
              </text:list>
            </text:list-item>
            <text:list-item>
              <text:p text:style-name="P156">抽象例子，撞球群 擁有 一群 撞球。</text:p>
              <text:list>
                <text:list-item>
                  <text:p text:style-name="P156">假定，球桿 敲擊，撞球群 之間 交互作用。</text:p>
                  <text:list>
                    <text:list-item>
                      <text:p text:style-name="P157"><text:span text:style-name="T19">(</text:span>敲擊前，<text:span text:style-name="T19">)</text:span>撞球群之間的位置 越過於鬆散，<text:span text:style-name="T19">(敲擊後，)</text:span>撞球群的 反應、現象 越像 粒子<text:span text:style-name="T19">。</text:span></text:p>
                      <text:list>
                        <text:list-item>
                          <text:p text:style-name="P158">撞球群 越像 多個 撞球（組成的 個體）<text:span text:style-name="T19">。</text:span></text:p>
                        </text:list-item>
                      </text:list>
                    </text:list-item>
                    <text:list-item>
                      <text:p text:style-name="P157"><text:span text:style-name="T19">(</text:span>敲擊前，<text:span text:style-name="T19">)</text:span>撞球群之間的位置 越適度鬆緊，<text:span text:style-name="T19">(</text:span>敲擊後，<text:span text:style-name="T19">)</text:span>撞球群的 反應、現象 越像 波。</text:p>
                    </text:list-item>
                    <text:list-item>
                      <text:p text:style-name="P157"><text:span text:style-name="T19">(</text:span>敲擊前，<text:span text:style-name="T19">)</text:span>撞球群之間的位置 越過於緊密，<text:span text:style-name="T19">(敲擊後，)</text:span>撞球群的 反應、現象 越像 粒子。</text:p>
                      <text:list>
                        <text:list-item>
                          <text:p text:style-name="P158">撞球群 越像 一個 大撞球（組成的 個體）。</text:p>
                        </text:list-item>
                      </text:list>
                    </text:list-item>
                  </text:list>
                </text:list-item>
                <text:list-item>
                  <text:p text:style-name="P159">球桿 敲擊的 力、力道。</text:p>
                  <text:list>
                    <text:list-item>
                      <text:p text:style-name="P160">敲擊的 力 越太大、越太重，撞球群的 反應、現象 越像 粒子、多個撞球。</text:p>
                    </text:list-item>
                    <text:list-item>
                      <text:p text:style-name="P160">敲擊的 力 越適度、越剛好，撞球群的 反應、現象 越像 波、一個能量體。</text:p>
                    </text:list-item>
                    <text:list-item>
                      <text:p text:style-name="P160">敲擊的 力 越太小、越太輕，撞球群的 反應、現象 越像 粒子、一個大撞球。</text:p>
                    </text:list-item>
                  </text:list>
                </text:list-item>
                <text:list-item>
                  <text:p text:style-name="P161">撞球的 存在、變化。</text:p>
                  <text:list>
                    <text:list-item>
                      <text:p text:style-name="P161">撞球的 存在越太小、變化越太大，撞球群的 反應、現象 越像 粒子、多個撞球。</text:p>
                      <text:list>
                        <text:list-item>
                          <text:p text:style-name="P161">存在 的 明顯例子，尺度、尺寸、重量。</text:p>
                        </text:list-item>
                        <text:list-item>
                          <text:p text:style-name="P161">變化 的 明顯例子，運動、移動、旋轉。</text:p>
                        </text:list-item>
                      </text:list>
                    </text:list-item>
                    <text:list-item>
                      <text:p text:style-name="P162">撞球的 存在越適度、變化越適度，撞球群的 反應、現象 越像 波、一個能量體。</text:p>
                    </text:list-item>
                    <text:list-item>
                      <text:p text:style-name="P163">撞球的 存在越太大、變化越太小，撞球群的 反應、現象 越像 粒子、一個大撞球。</text:p>
                    </text:list-item>
                  </text:list>
                </text:list-item>
                <text:list-item>
                  <text:p text:style-name="P163">撞球的 黏著力、彈射力。</text:p>
                  <text:list>
                    <text:list-item>
                      <text:p text:style-name="P163">撞球的 黏著力越太小、彈射力越太大，撞球群的 反應、現象 越像 粒子、多個撞球。</text:p>
                    </text:list-item>
                    <text:list-item>
                      <text:p text:style-name="P163">撞球的 黏著力越適度、彈射力越適度，撞球群的 反應、現象 越像 波、一個能量體。</text:p>
                    </text:list-item>
                    <text:list-item>
                      <text:p text:style-name="P163">撞球的 黏著力越太大、彈射力越太小，撞球群的 反應、現象 越像 粒子、一個大撞球。</text:p>
                      <text:list>
                        <text:list-item>
                          <text:p text:style-name="P319">（黏著力、彈射力 的相關描述在 <text:span text:style-name="T158">物質世界學</text:span>文件群的<text:span text:style-name="T158">強力、弱力、引力、電磁力</text:span>）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64">明顯例子，假定，某一特定個體 看著、觀測、感測（某一特定電腦螢幕的）某一特<text:span text:style-name="T19">定LED燈</text:span>。</text:p>
              <text:list>
                <text:list-item>
                  <text:p text:style-name="P164">假定，該<text:span text:style-name="T19">LED燈</text:span> 發出 紅光。</text:p>
                  <text:list>
                    <text:list-item>
                      <text:p text:style-name="P165">該個體 有機率認定，紅光 是（視野中、螢幕上）一個像素的光、一個粒子。</text:p>
                    </text:list-item>
                  </text:list>
                </text:list-item>
                <text:list-item>
                  <text:p text:style-name="P165">假定，該紅光 從 淺紅 漸變成 深紅。</text:p>
                  <text:list>
                    <text:list-item>
                      <text:p text:style-name="P165">該個體 有機率認定，該過程 是 波、波動。</text:p>
                    </text:list-item>
                  </text:list>
                </text:list-item>
                <text:list-item>
                  <text:p text:style-name="P166">假定，該<text:span text:style-name="T17">LED</text:span>燈 發射的 光 從 紅光 變成 紫光。</text:p>
                  <text:list>
                    <text:list-item>
                      <text:p text:style-name="P166">該個體 有機率認定，該過程 是 波、波動。</text:p>
                    </text:list-item>
                  </text:list>
                </text:list-item>
                <text:list-item>
                  <text:p text:style-name="P166">假定，三個<text:span text:style-name="T17">LED</text:span>燈 連續分佈。</text:p>
                  <text:list>
                    <text:list-item>
                      <text:p text:style-name="P166">假定，左邊<text:span text:style-name="T19">LED燈</text:span> 發出 淺紅光。</text:p>
                    </text:list-item>
                    <text:list-item>
                      <text:p text:style-name="P167">假定，中間<text:span text:style-name="T19">LED燈</text:span> 發出 正紅光。</text:p>
                    </text:list-item>
                    <text:list-item>
                      <text:p text:style-name="P167">假定，右邊<text:span text:style-name="T19">LED燈</text:span> 發出 深紅光。</text:p>
                    </text:list-item>
                  </text:list>
                </text:list-item>
                <text:list-item>
                  <text:p text:style-name="P167">假定，三個紅光（使用 相同速度，）等速運動，從 左邊 移動到 右邊。</text:p>
                  <text:list>
                    <text:list-item>
                      <text:p text:style-name="P168">左邊<text:span text:style-name="T19">LED燈</text:span> 沒有發光。</text:p>
                    </text:list-item>
                    <text:list-item>
                      <text:p text:style-name="P168">中間<text:span text:style-name="T19">LED燈</text:span> 發出 淺紅光。</text:p>
                    </text:list-item>
                    <text:list-item>
                      <text:p text:style-name="P169">右邊<text:span text:style-name="T19">LED燈</text:span> 發出 中紅光。</text:p>
                    </text:list-item>
                    <text:list-item>
                      <text:p text:style-name="P168">右<text:span text:style-name="T19">邊LED燈的右邊LED燈</text:span> 發出 深紅光。</text:p>
                    </text:list-item>
                    <text:list-item>
                      <text:p text:style-name="P167">該個體 有機率認定，該紅光 在 <text:span text:style-name="T19">移動，LED燈群 </text:span>在 傳遞 淺紅光、中紅光、深紅光。</text:p>
                      <text:list>
                        <text:list-item>
                          <text:p text:style-name="P170"><text:span text:style-name="T19">LED燈 </text:span><text:span text:style-name="T111">↔</text:span><text:span text:style-name="T56"> 存在、粒子</text:span>。</text:p>
                          <text:list>
                            <text:list-item>
                              <text:p text:style-name="P170">沒有發光 的<text:span text:style-name="T19"> LED</text:span>燈（仍然）存在。</text:p>
                            </text:list-item>
                            <text:list-item>
                              <text:p text:style-name="P170">假定，該個體 看不<text:span text:style-name="T19">到 LED燈</text:span>。</text:p>
                              <text:list>
                                <text:list-item>
                                  <text:p text:style-name="P170">該個體 有機率認定<text:span text:style-name="T19">，LED燈 </text:span>是 黑體、黑洞。</text:p>
                                </text:list-item>
                                <text:list-item>
                                  <text:p text:style-name="P258">該個體 有機率認定，<text:span text:style-name="T165">沒有發光 的</text:span><text:span text:style-name="T57"> LED</text:span><text:span text:style-name="T165">燈 不存在、消失不見</text:span>。</text:p>
                                  <text:list>
                                    <text:list-item>
                                      <text:p text:style-name="P258">假<text:span text:style-name="T19">定，</text:span><text:span text:style-name="T58">沒有發光 的 </text:span><text:span text:style-name="T19">LED燈 </text:span>有（發射、散發）餘熱。</text:p>
                                      <text:list>
                                        <text:list-item>
                                          <text:p text:style-name="P258">該個體 有機率認定，該餘熱 是 真空背景輻射。</text:p>
                                          <text:list>
                                            <text:list-item>
                                              <text:p text:style-name="P258">真空背景輻射 <text:span text:style-name="T147">↔</text:span><text:span text:style-name="T192"> 宇宙背景輻射</text:span>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259"><text:span text:style-name="T57">假定，LED</text:span><text:span text:style-name="T165">燈 發出 光</text:span>。</text:p>
                                  <text:list>
                                    <text:list-item>
                                      <text:p text:style-name="P259">該個體 有機率認定，<text:span text:style-name="T165">光 是 無中生有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70">光<text:span text:style-name="T19"> </text:span><text:span text:style-name="T111">↔</text:span><text:span text:style-name="T56"> 變化、波</text:span>。</text:p>
                          <text:list>
                            <text:list-item>
                              <text:p text:style-name="P170">光 基於、根基是<text:span text:style-name="T17"> LED燈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71">明顯例子，存在。</text:p>
              <text:list>
                <text:list-item>
                  <text:p text:style-name="P172">（函數曲線（相對於 畫面）的）存在。</text:p>
                  <text:list>
                    <text:list-item>
                      <text:p text:style-name="P173">存在 越太大，函數曲線 越像 粒子、多個點、多個曲線、曲線有鋸齒狀。</text:p>
                    </text:list-item>
                    <text:list-item>
                      <text:p text:style-name="P171">存在 越適度，函數曲線 越像 波、一個連續曲線。</text:p>
                    </text:list-item>
                    <text:list-item>
                      <text:p text:style-name="P171">存在 越太小，函數曲線 越像 粒子、一個點。</text:p>
                    </text:list-item>
                  </text:list>
                </text:list-item>
                <text:list-item>
                  <text:p text:style-name="P172">（函數曲面（相對於 畫面）的）存在。</text:p>
                  <text:list>
                    <text:list-item>
                      <text:p text:style-name="P173">存在 越太大，函數曲面 越像 粒子、多個點、多個曲面、曲面有方形狀。</text:p>
                    </text:list-item>
                    <text:list-item>
                      <text:p text:style-name="P171">存在 越適度，函數曲面 越像 波、一個連續曲面。</text:p>
                    </text:list-item>
                    <text:list-item>
                      <text:p text:style-name="P171">存在 越太小，函數曲面 越像 粒子、一個點。</text:p>
                    </text:list-item>
                  </text:list>
                </text:list-item>
              </text:list>
            </text:list-item>
            <text:list-item>
              <text:p text:style-name="P171">明顯例子，假定，某一特定個體 觀看（某一特定螢幕 撥放的）影片。</text:p>
              <text:list>
                <text:list-item>
                  <text:p text:style-name="P174">該個體 距離 該螢幕 越太近，該影片 越像 粒子、多個點、由多個像素方塊組成的畫面。</text:p>
                </text:list-item>
                <text:list-item>
                  <text:p text:style-name="P175">該個體 距離 該螢幕 越適中，該影片 越像 波、畫面、沒有像素方塊組成的畫面。</text:p>
                </text:list-item>
                <text:list-item>
                  <text:p text:style-name="P176">該個體 距離 該螢幕 越太遠，該影片 越像 粒子、一個點、由一個像素方塊組成的畫面。</text:p>
                  <text:list>
                    <text:list-item>
                      <text:p text:style-name="P177">該個體 有機率認定，該一個像素方塊 沒有顯示 圖案。</text:p>
                      <text:list>
                        <text:list-item>
                          <text:p text:style-name="P177">該個體 有機率認定，該一個像素方塊 沒有顯示 多個 顏色、幾何 組成的 圖案。</text:p>
                        </text:list-item>
                      </text:list>
                    </text:list-item>
                    <text:list-item>
                      <text:p text:style-name="P178">該個體 有機率認定，該像素方塊 只有顯示 顏色。</text:p>
                      <text:list>
                        <text:list-item>
                          <text:p text:style-name="P179">該個體 有機率認定，該一個像素方塊 一次、同時 只顯示 一種顏色。</text:p>
                          <text:list>
                            <text:list-item>
                              <text:p text:style-name="P179">抽象例子，紅色沙子、藍色沙子 混在一起 變成 紫色沙子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80">（多個顏色 組成的）圖案<text:span text:style-name="T191"> </text:span><text:span text:style-name="T147">↔</text:span><text:span text:style-name="T192"> 多個振幅 組成的、形成的（某一特定個體的）外表、現象</text:span>。</text:p>
                      <text:list>
                        <text:list-item>
                          <text:p text:style-name="P181">像素方塊<text:span text:style-name="T191"> </text:span><text:span text:style-name="T147">↔</text:span><text:span text:style-name="T192"> 該個體</text:span>。</text:p>
                        </text:list-item>
                        <text:list-item>
                          <text:p text:style-name="P182">顏色<text:span text:style-name="T191"> </text:span><text:span text:style-name="T147">↔</text:span><text:span text:style-name="T192"> 頻率</text:span>。</text:p>
                        </text:list-item>
                        <text:list-item>
                          <text:p text:style-name="P183">幾何<text:span text:style-name="T191"> </text:span><text:span text:style-name="T147">↔</text:span><text:span text:style-name="T192"> 振幅</text:span>。</text:p>
                          <text:list>
                            <text:list-item>
                              <text:p text:style-name="P184"><text:span text:style-name="T191">幾何 </text:span><text:span text:style-name="T147">↔</text:span><text:span text:style-name="T192"> 振幅、頻率、相位差、前進速度、宗速運動頻率、本質、現象、存在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84">明顯例子，假定，某一特定個體 觀看（混在一起的）紅色沙子、藍色沙子。</text:p>
              <text:list>
                <text:list-item>
                  <text:p text:style-name="P184">該個體 距離 沙子群 越太近，沙子群 越像 粒子、多個點、由多個紅色沙子和藍色沙子組成。</text:p>
                </text:list-item>
                <text:list-item>
                  <text:p text:style-name="P185">該個體 距離 沙子群 越適中，沙子群 越像 波、一團紫色的物體。</text:p>
                </text:list-item>
                <text:list-item>
                  <text:p text:style-name="P186">該個體 距離 沙子群 越太遠，沙子群 越像 粒子、一個點、一個紫色的點。</text:p>
                </text:list-item>
              </text:list>
            </text:list-item>
            <text:list-item>
              <text:p text:style-name="P186">明顯例子，假定，某一特定個體 觀看，被撒出去的 骰子群。</text:p>
              <text:list>
                <text:list-item>
                  <text:p text:style-name="P187">該個體 距離 骰子群 越太近，骰子群 越像 粒子、多個點、多<text:span text:style-name="T19">個(點數、顏色、圖案的)</text:span>個體。</text:p>
                  <text:list>
                    <text:list-item>
                      <text:p text:style-name="P188">該個體 有機率看到 <text:span text:style-name="T19">多個(獨立存在的)(骰子 顯示 各自的、不同的)</text:span>點數、顏色 的 物體。</text:p>
                    </text:list-item>
                  </text:list>
                </text:list-item>
                <text:list-item>
                  <text:p text:style-name="P187">該個體 距離 骰子群 越適中，骰子群 越像 波、一團五顏六色（存在、變化）的物體。</text:p>
                  <text:list>
                    <text:list-item>
                      <text:p text:style-name="P187">骰子的數量越多、骰子群產生的影像越連續，骰子群 越像 波。</text:p>
                    </text:list-item>
                  </text:list>
                </text:list-item>
                <text:list-item>
                  <text:p text:style-name="P187">該個體 距離 骰子群 越太遠，骰子群 越像 粒子、一個點、一個顏色（存在、變化）的點。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12T14:42:50.872000000</dc:date>
    <meta:editing-duration>P24DT1H44M14S</meta:editing-duration>
    <meta:editing-cycles>18002</meta:editing-cycles>
    <meta:document-statistic meta:table-count="0" meta:image-count="0" meta:object-count="0" meta:page-count="1" meta:paragraph-count="467" meta:word-count="9781" meta:character-count="11952" meta:non-whitespace-character-count="10630"/>
  </office:meta>
</office:document-meta>
</file>